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7cm" fo:break-before="page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P1" style:family="paragraph" style:parent-style-name="Heading_20_1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3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5" style:family="paragraph" style:parent-style-name="Heading_20_3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text-indent="0cm" style:auto-text-indent="false" fo:break-before="page" fo:padding="0cm" fo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3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5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7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9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1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3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26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7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9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0" style:family="paragraph" style:parent-style-name="Text_20_body" style:list-style-name="L1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1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2" style:family="paragraph" style:parent-style-name="Text_20_body" style:list-style-name="L1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3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4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5" style:family="paragraph" style:parent-style-name="Text_20_body" style:list-style-name="L17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6" style:family="paragraph" style:parent-style-name="Text_20_body" style:list-style-name="L1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7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8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9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0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1" style:family="paragraph" style:parent-style-name="Text_20_body" style:list-style-name="L25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2" style:family="paragraph" style:parent-style-name="Text_20_body" style:list-style-name="L2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3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4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5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6" style:family="paragraph" style:parent-style-name="Text_20_body" style:list-style-name="L30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7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8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9" style:family="paragraph" style:parent-style-name="Text_20_body" style:list-style-name="L33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0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1" style:family="paragraph" style:parent-style-name="Text_20_body" style:list-style-name="L35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2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3" style:family="paragraph" style:parent-style-name="Text_20_body" style:list-style-name="L3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4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5" style:family="paragraph" style:parent-style-name="Text_20_body" style:list-style-name="L37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6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7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8" style:family="paragraph" style:parent-style-name="Text_20_body" style:list-style-name="L39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9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0" style:family="paragraph" style:parent-style-name="Text_20_body" style:list-style-name="L41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61" style:family="paragraph" style:parent-style-name="Text_20_body" style:list-style-name="L4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2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3" style:family="paragraph" style:parent-style-name="Text_20_body" style:list-style-name="L4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64" style:family="paragraph" style:parent-style-name="Text_20_body" style:list-style-name="L45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5" style:family="paragraph" style:parent-style-name="Text_20_body" style:list-style-name="L45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66" style:family="paragraph" style:parent-style-name="Text_20_body" style:list-style-name="L4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7" style:family="paragraph" style:parent-style-name="Text_20_body" style:list-style-name="L4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8" style:family="paragraph" style:parent-style-name="Text_20_body" style:list-style-name="L5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9" style:family="paragraph" style:parent-style-name="Text_20_body" style:list-style-name="L5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0" style:family="paragraph" style:parent-style-name="Text_20_body" style:list-style-name="L51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71" style:family="paragraph" style:parent-style-name="Text_20_body" style:list-style-name="L5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2" style:family="paragraph" style:parent-style-name="Text_20_body" style:list-style-name="L53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73" style:family="paragraph" style:parent-style-name="Text_20_body" style:list-style-name="L5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4" style:family="paragraph" style:parent-style-name="Text_20_body" style:list-style-name="L5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75" style:family="paragraph" style:parent-style-name="Text_20_body" style:list-style-name="L55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6" style:family="paragraph" style:parent-style-name="Text_20_body" style:list-style-name="L55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77" style:family="paragraph" style:parent-style-name="Text_20_body" style:list-style-name="L5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8" style:family="paragraph" style:parent-style-name="Text_20_body" style:list-style-name="L5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79" style:family="paragraph" style:parent-style-name="Text_20_body" style:list-style-name="L57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0" style:family="paragraph" style:parent-style-name="Text_20_body" style:list-style-name="L57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81" style:family="paragraph" style:parent-style-name="Text_20_body" style:list-style-name="L5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2" style:family="paragraph" style:parent-style-name="Text_20_body" style:list-style-name="L59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83" style:family="paragraph" style:parent-style-name="Text_20_body" style:list-style-name="L6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4" style:family="paragraph" style:parent-style-name="Text_20_body" style:list-style-name="L60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85" style:family="paragraph" style:parent-style-name="Text_20_body" style:list-style-name="L6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6" style:family="paragraph" style:parent-style-name="Text_20_body" style:list-style-name="L6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8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1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9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4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95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96" style:family="paragraph" style:parent-style-name="Text_20_body" style:list-style-name="L10">
      <style:paragraph-properties fo:margin-left="0cm" fo:margin-right="0cm" fo:text-indent="0cm" style:auto-text-indent="false" fo:padding="0cm" fo:border="none"/>
    </style:style>
    <style:style style:name="P97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8" style:family="paragraph" style:parent-style-name="Text_20_body" style:list-style-name="L11">
      <style:paragraph-properties fo:margin-left="0cm" fo:margin-right="0cm" fo:text-indent="0cm" style:auto-text-indent="false" fo:padding="0cm" fo:border="none"/>
    </style:style>
    <style:style style:name="P99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0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1" style:family="paragraph" style:parent-style-name="Text_20_body" style:list-style-name="L13">
      <style:paragraph-properties fo:margin-left="0cm" fo:margin-right="0cm" fo:text-indent="0cm" style:auto-text-indent="false" fo:padding="0cm" fo:border="none"/>
    </style:style>
    <style:style style:name="P102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3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4" style:family="paragraph" style:parent-style-name="Text_20_body" style:list-style-name="L15">
      <style:paragraph-properties fo:margin-left="0cm" fo:margin-right="0cm" fo:text-indent="0cm" style:auto-text-indent="false" fo:padding="0cm" fo:border="none"/>
    </style:style>
    <style:style style:name="P105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6" style:family="paragraph" style:parent-style-name="Text_20_body" style:list-style-name="L16">
      <style:paragraph-properties fo:margin-left="0cm" fo:margin-right="0cm" fo:text-indent="0cm" style:auto-text-indent="false" fo:padding="0cm" fo:border="none"/>
    </style:style>
    <style:style style:name="P107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8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9" style:family="paragraph" style:parent-style-name="Text_20_body" style:list-style-name="L19">
      <style:paragraph-properties fo:margin-left="0cm" fo:margin-right="0cm" fo:text-indent="0cm" style:auto-text-indent="false" fo:padding="0cm" fo:border="none"/>
    </style:style>
    <style:style style:name="P110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1" style:family="paragraph" style:parent-style-name="Text_20_body" style:list-style-name="L20">
      <style:paragraph-properties fo:margin-left="0cm" fo:margin-right="0cm" fo:text-indent="0cm" style:auto-text-indent="false" fo:padding="0cm" fo:border="none"/>
    </style:style>
    <style:style style:name="P112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3" style:family="paragraph" style:parent-style-name="Text_20_body" style:list-style-name="L21">
      <style:paragraph-properties fo:margin-left="0cm" fo:margin-right="0cm" fo:text-indent="0cm" style:auto-text-indent="false" fo:padding="0cm" fo:border="none"/>
    </style:style>
    <style:style style:name="P114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5" style:family="paragraph" style:parent-style-name="Text_20_body" style:list-style-name="L22">
      <style:paragraph-properties fo:margin-left="0cm" fo:margin-right="0cm" fo:text-indent="0cm" style:auto-text-indent="false" fo:padding="0cm" fo:border="none"/>
    </style:style>
    <style:style style:name="P116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7" style:family="paragraph" style:parent-style-name="Text_20_body" style:list-style-name="L23">
      <style:paragraph-properties fo:margin-left="0cm" fo:margin-right="0cm" fo:text-indent="0cm" style:auto-text-indent="false" fo:padding="0cm" fo:border="none"/>
    </style:style>
    <style:style style:name="P118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9" style:family="paragraph" style:parent-style-name="Text_20_body" style:list-style-name="L24">
      <style:paragraph-properties fo:margin-left="0cm" fo:margin-right="0cm" fo:text-indent="0cm" style:auto-text-indent="false" fo:padding="0cm" fo:border="none"/>
    </style:style>
    <style:style style:name="P120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1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2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3" style:family="paragraph" style:parent-style-name="Text_20_body" style:list-style-name="L27">
      <style:paragraph-properties fo:margin-left="0cm" fo:margin-right="0cm" fo:text-indent="0cm" style:auto-text-indent="false" fo:padding="0cm" fo:border="none"/>
    </style:style>
    <style:style style:name="P124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5" style:family="paragraph" style:parent-style-name="Text_20_body" style:list-style-name="L28">
      <style:paragraph-properties fo:margin-left="0cm" fo:margin-right="0cm" fo:text-indent="0cm" style:auto-text-indent="false" fo:padding="0cm" fo:border="none"/>
    </style:style>
    <style:style style:name="P126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7" style:family="paragraph" style:parent-style-name="Text_20_body" style:list-style-name="L29">
      <style:paragraph-properties fo:margin-left="0cm" fo:margin-right="0cm" fo:text-indent="0cm" style:auto-text-indent="false" fo:padding="0cm" fo:border="none"/>
    </style:style>
    <style:style style:name="P128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9" style:family="paragraph" style:parent-style-name="Text_20_body" style:list-style-name="L31">
      <style:paragraph-properties fo:margin-left="0cm" fo:margin-right="0cm" fo:text-indent="0cm" style:auto-text-indent="false" fo:padding="0cm" fo:border="none"/>
    </style:style>
    <style:style style:name="P130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1" style:family="paragraph" style:parent-style-name="Text_20_body" style:list-style-name="L32">
      <style:paragraph-properties fo:margin-left="0cm" fo:margin-right="0cm" fo:text-indent="0cm" style:auto-text-indent="false" fo:padding="0cm" fo:border="none"/>
    </style:style>
    <style:style style:name="P132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3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4" style:family="paragraph" style:parent-style-name="Text_20_body" style:list-style-name="L34">
      <style:paragraph-properties fo:margin-left="0cm" fo:margin-right="0cm" fo:text-indent="0cm" style:auto-text-indent="false" fo:padding="0cm" fo:border="none"/>
    </style:style>
    <style:style style:name="P135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6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7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8" style:family="paragraph" style:parent-style-name="Text_20_body" style:list-style-name="L38">
      <style:paragraph-properties fo:margin-left="0cm" fo:margin-right="0cm" fo:text-indent="0cm" style:auto-text-indent="false" fo:padding="0cm" fo:border="none"/>
    </style:style>
    <style:style style:name="P139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0" style:family="paragraph" style:parent-style-name="Text_20_body" style:list-style-name="L40">
      <style:paragraph-properties fo:margin-left="0cm" fo:margin-right="0cm" fo:text-indent="0cm" style:auto-text-indent="false" fo:padding="0cm" fo:border="none"/>
    </style:style>
    <style:style style:name="P141" style:family="paragraph" style:parent-style-name="Text_20_body" style:list-style-name="L4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2" style:family="paragraph" style:parent-style-name="Text_20_body" style:list-style-name="L4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3" style:family="paragraph" style:parent-style-name="Text_20_body" style:list-style-name="L42">
      <style:paragraph-properties fo:margin-left="0cm" fo:margin-right="0cm" fo:text-indent="0cm" style:auto-text-indent="false" fo:padding="0cm" fo:border="none"/>
    </style:style>
    <style:style style:name="P144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5" style:family="paragraph" style:parent-style-name="Text_20_body" style:list-style-name="L43">
      <style:paragraph-properties fo:margin-left="0cm" fo:margin-right="0cm" fo:text-indent="0cm" style:auto-text-indent="false" fo:padding="0cm" fo:border="none"/>
    </style:style>
    <style:style style:name="P146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7" style:family="paragraph" style:parent-style-name="Text_20_body" style:list-style-name="L44">
      <style:paragraph-properties fo:margin-left="0cm" fo:margin-right="0cm" fo:text-indent="0cm" style:auto-text-indent="false" fo:padding="0cm" fo:border="none"/>
    </style:style>
    <style:style style:name="P148" style:family="paragraph" style:parent-style-name="Text_20_body" style:list-style-name="L4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9" style:family="paragraph" style:parent-style-name="Text_20_body" style:list-style-name="L4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0" style:family="paragraph" style:parent-style-name="Text_20_body" style:list-style-name="L46">
      <style:paragraph-properties fo:margin-left="0cm" fo:margin-right="0cm" fo:text-indent="0cm" style:auto-text-indent="false" fo:padding="0cm" fo:border="none"/>
    </style:style>
    <style:style style:name="P151" style:family="paragraph" style:parent-style-name="Text_20_body" style:list-style-name="L4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2" style:family="paragraph" style:parent-style-name="Text_20_body" style:list-style-name="L47">
      <style:paragraph-properties fo:margin-left="0cm" fo:margin-right="0cm" fo:text-indent="0cm" style:auto-text-indent="false" fo:padding="0cm" fo:border="none"/>
    </style:style>
    <style:style style:name="P153" style:family="paragraph" style:parent-style-name="Text_20_body" style:list-style-name="L4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4" style:family="paragraph" style:parent-style-name="Text_20_body" style:list-style-name="L48">
      <style:paragraph-properties fo:margin-left="0cm" fo:margin-right="0cm" fo:text-indent="0cm" style:auto-text-indent="false" fo:padding="0cm" fo:border="none"/>
    </style:style>
    <style:style style:name="P155" style:family="paragraph" style:parent-style-name="Text_20_body" style:list-style-name="L4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6" style:family="paragraph" style:parent-style-name="Text_20_body" style:list-style-name="L49">
      <style:paragraph-properties fo:margin-left="0cm" fo:margin-right="0cm" fo:text-indent="0cm" style:auto-text-indent="false" fo:padding="0cm" fo:border="none"/>
    </style:style>
    <style:style style:name="P157" style:family="paragraph" style:parent-style-name="Text_20_body" style:list-style-name="L5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8" style:family="paragraph" style:parent-style-name="Text_20_body" style:list-style-name="L50">
      <style:paragraph-properties fo:margin-left="0cm" fo:margin-right="0cm" fo:text-indent="0cm" style:auto-text-indent="false" fo:padding="0cm" fo:border="none"/>
    </style:style>
    <style:style style:name="P159" style:family="paragraph" style:parent-style-name="Text_20_body" style:list-style-name="L50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5229b"/>
    </style:style>
    <style:style style:name="P160" style:family="paragraph" style:parent-style-name="Text_20_body" style:list-style-name="L5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1" style:family="paragraph" style:parent-style-name="Text_20_body" style:list-style-name="L5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2" style:family="paragraph" style:parent-style-name="Text_20_body" style:list-style-name="L52">
      <style:paragraph-properties fo:margin-left="0cm" fo:margin-right="0cm" fo:text-indent="0cm" style:auto-text-indent="false" fo:padding="0cm" fo:border="none"/>
    </style:style>
    <style:style style:name="P163" style:family="paragraph" style:parent-style-name="Text_20_body" style:list-style-name="L5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4" style:family="paragraph" style:parent-style-name="Text_20_body" style:list-style-name="L5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5" style:family="paragraph" style:parent-style-name="Text_20_body" style:list-style-name="L5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6" style:family="paragraph" style:parent-style-name="Text_20_body" style:list-style-name="L58">
      <style:paragraph-properties fo:margin-left="0cm" fo:margin-right="0cm" fo:text-indent="0cm" style:auto-text-indent="false" fo:padding="0cm" fo:border="none"/>
    </style:style>
    <style:style style:name="P167" style:family="paragraph" style:parent-style-name="Text_20_body" style:list-style-name="L5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8" style:family="paragraph" style:parent-style-name="Text_20_body" style:list-style-name="L6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9" style:family="paragraph" style:parent-style-name="Text_20_body" style:list-style-name="L61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7560" loext:padding="0cm" loext:border="none"/>
    </style:style>
    <style:style style:name="T4" style:family="text">
      <style:text-properties fo:color="#c9211e" loext:opacity="100%" officeooo:rsid="00137560" loext:padding="0cm" loext:border="none"/>
    </style:style>
    <style:style style:name="T5" style:family="text">
      <style:text-properties fo:color="#c9211e" loext:opacity="100%" loext:padding="0cm" loext:border="none"/>
    </style:style>
    <style:style style:name="T6" style:family="text">
      <style:text-properties fo:color="#c9211e" loext:opacity="100%" officeooo:rsid="0015229b" loext:padding="0cm" loext:border="none"/>
    </style:style>
    <style:style style:name="T7" style:family="text">
      <style:text-properties officeooo:rsid="0015229b" loext:padding="0cm" loext:border="none"/>
    </style:style>
    <style:style style:name="T8" style:family="text">
      <style:text-properties officeooo:rsid="0016ec3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cm" fo:margin-top="0.026cm" fo:margin-bottom="0cm" style:wrap="run-through" style:number-wrapped-paragraphs="no-limit" style:vertical-pos="top" style:vertical-rel="char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1.251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1.251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1.251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Marco329" text:anchor-type="page" text:anchor-page-number="1" svg:x="0cm" svg:y="0cm" svg:width="20.267cm" draw:z-index="55">
        <draw:text-box fo:min-height="0.041cm">
          <text:p text:style-name="P6"/>
        </draw:text-box>
      </draw:frame>
      <draw:frame draw:style-name="fr3" draw:name="Marco303" text:anchor-type="page" text:anchor-page-number="1" svg:x="0cm" svg:y="0cm" svg:width="0.041cm" draw:z-index="29">
        <draw:text-box fo:min-height="9.446cm">
          <text:p text:style-name="P6"/>
        </draw:text-box>
      </draw:frame>
      <draw:frame draw:style-name="fr3" draw:name="Marco298" text:anchor-type="page" text:anchor-page-number="1" svg:x="0cm" svg:y="0cm" svg:width="20.267cm" draw:z-index="25">
        <draw:text-box fo:min-height="0.041cm">
          <text:p text:style-name="P6"/>
        </draw:text-box>
      </draw:frame>
      <draw:frame draw:style-name="fr3" draw:name="Marco76" text:anchor-type="page" text:anchor-page-number="1" svg:x="0cm" svg:y="0cm" svg:width="0.041cm" draw:z-index="24">
        <draw:text-box fo:min-height="107.976cm">
          <text:p text:style-name="P6"/>
        </draw:text-box>
      </draw:frame>
      <draw:frame draw:style-name="fr3" draw:name="Marco71" text:anchor-type="page" text:anchor-page-number="1" svg:x="0cm" svg:y="0cm" svg:width="18.891cm" draw:z-index="23">
        <draw:text-box fo:min-height="0.041cm">
          <text:p text:style-name="P6"/>
        </draw:text-box>
      </draw:frame>
      <draw:frame draw:style-name="fr3" draw:name="Marco60" text:anchor-type="page" text:anchor-page-number="1" svg:x="0cm" svg:y="0cm" svg:width="0.041cm" draw:z-index="22">
        <draw:text-box fo:min-height="1.905cm">
          <text:p text:style-name="P6"/>
        </draw:text-box>
      </draw:frame>
      <draw:frame draw:style-name="fr3" draw:name="Marco55" text:anchor-type="page" text:anchor-page-number="1" svg:x="0cm" svg:y="0cm" svg:width="18.891cm" draw:z-index="21">
        <draw:text-box fo:min-height="0.041cm">
          <text:p text:style-name="P6"/>
        </draw:text-box>
      </draw:frame>
      <draw:frame draw:style-name="fr3" draw:name="Marco44" text:anchor-type="page" text:anchor-page-number="1" svg:x="0cm" svg:y="0cm" svg:width="0.041cm" draw:z-index="20">
        <draw:text-box fo:min-height="1.905cm">
          <text:p text:style-name="P6"/>
        </draw:text-box>
      </draw:frame>
      <draw:frame draw:style-name="fr3" draw:name="Marco39" text:anchor-type="page" text:anchor-page-number="1" svg:x="0cm" svg:y="0cm" svg:width="19.579cm" draw:z-index="15">
        <draw:text-box fo:min-height="0.041cm">
          <text:p text:style-name="P6"/>
        </draw:text-box>
      </draw:frame>
      <draw:frame draw:style-name="fr3" draw:name="Marco26" text:anchor-type="page" text:anchor-page-number="1" svg:x="0cm" svg:y="0cm" svg:width="0.041cm" draw:z-index="2">
        <draw:text-box fo:min-height="2.91cm">
          <text:p text:style-name="P6"/>
        </draw:text-box>
      </draw:frame>
      <draw:frame draw:style-name="fr3" draw:name="Marco21" text:anchor-type="page" text:anchor-page-number="1" svg:x="0cm" svg:y="0cm" svg:width="20.267cm" draw:z-index="1">
        <draw:text-box fo:min-height="0.041cm">
          <text:p text:style-name="P6"/>
        </draw:text-box>
      </draw:frame>
      <draw:frame draw:style-name="fr3" draw:name="Marco1" text:anchor-type="page" text:anchor-page-number="1" svg:x="0cm" svg:y="0cm" svg:width="0.041cm" draw:z-index="0">
        <draw:text-box fo:min-height="6.429cm">
          <text:p text:style-name="P6"/>
        </draw:text-box>
      </draw:frame>
      <text:h text:style-name="P1" text:outline-level="1">📋 GUÍA DE MANTENIMIENTO PREVENTIVO</text:h>
      <text:h text:style-name="P3" text:outline-level="2">HP ProDesk 600 G5 - <text:span text:style-name="T8">25/2135</text:span></text:h>
      <text:p text:style-name="Horizontal_20_Line"/>
      <text:h text:style-name="P2" text:outline-level="2"><text:span text:style-name="T1">🛠️ </text:span><text:span text:style-name="Strong_20_Emphasis"><text:span text:style-name="T1">HERRAMIENTAS Y MATERIALES NECESARIOS</text:span></text:span></text:h>
      <text:h text:style-name="P5" text:outline-level="3">Herramientas físicas:</text:h>
      <text:list text:style-name="L1">
        <text:list-item>
          <text:p text:style-name="P10">Destornillador Phillips #2 (estrella)</text:p>
        </text:list-item>
        <text:list-item>
          <text:p text:style-name="P10">Destornillador Torx T-15 (para disipador)</text:p>
        </text:list-item>
        <text:list-item>
          <text:p text:style-name="P10">Pulsera antiestática o guantes ESD</text:p>
        </text:list-item>
        <text:list-item>
          <text:p text:style-name="P10">Alcohol isopropílico 90%+</text:p>
        </text:list-item>
        <text:list-item>
          <text:p text:style-name="P10">Paños de microfibra sin pelusa</text:p>
        </text:list-item>
        <text:list-item>
          <text:p text:style-name="P10">Aire comprimido o soplador eléctrico</text:p>
        </text:list-item>
        <text:list-item>
          <text:p text:style-name="P10">Pasta térmica de calidad (ver recomendaciones abajo)</text:p>
        </text:list-item>
        <text:list-item>
          <text:p text:style-name="P11">Linterna o luz LED</text:p>
        </text:list-item>
      </text:list>
      <text:h text:style-name="P5" text:outline-level="3">Software (USB mínimo 8GB):</text:h>
      <text:list text:style-name="L2">
        <text:list-item>
          <text:p text:style-name="P87"><text:span text:style-name="Strong_20_Emphasis"><text:span text:style-name="T1">Rufus</text:span></text:span><text:span text:style-name="T1">: https://rufus.ie/ </text:span></text:p>
          <text:p text:style-name="P12">rufus.ie</text:p>
        </text:list-item>
        <text:list-item>
          <text:p text:style-name="P87"><text:span text:style-name="Strong_20_Emphasis"><text:span text:style-name="T1">Sergei Strelec WinPE</text:span></text:span><text:span text:style-name="T1">: https://sergeistrelec.name/ </text:span></text:p>
          <text:p text:style-name="P12">sergeistrelec.name</text:p>
        </text:list-item>
        <text:list-item>
          <text:p text:style-name="P87"><text:span text:style-name="Strong_20_Emphasis"><text:span text:style-name="T1">CPU-Z</text:span></text:span><text:span text:style-name="T1">: https://www.cpuid.com/softwares/cpu-z.html </text:span></text:p>
          <text:p text:style-name="P12">www.cpuid.com</text:p>
        </text:list-item>
        <text:list-item>
          <text:p text:style-name="P87"><text:span text:style-name="Strong_20_Emphasis"><text:span text:style-name="T1">HWInfo64</text:span></text:span><text:span text:style-name="T1">: https://www.hwinfo.com/ </text:span></text:p>
          <text:p text:style-name="P13">www.hwinfo.com</text:p>
        </text:list-item>
      </text:list>
      <text:h text:style-name="P4" text:outline-level="3"><text:span text:style-name="T1">📌 </text:span><text:span text:style-name="Strong_20_Emphasis"><text:span text:style-name="T1">Mejores pastas térmicas 2025:</text:span></text:span></text:h>
      <text:list text:style-name="L3">
        <text:list-item>
          <text:p text:style-name="P88"><text:span text:style-name="Strong_20_Emphasis"><text:span text:style-name="T1">Arctic MX-6</text:span></text:span><text:span text:style-name="T1"> - Mejor relación calidad-precio </text:span></text:p>
          <text:p text:style-name="P14">www.hd-tecnologia.com</text:p>
          <text:p text:style-name="P14">pctechtrove.com</text:p>
        </text:list-item>
        <text:list-item>
          <text:p text:style-name="P88"><text:span text:style-name="Strong_20_Emphasis"><text:span text:style-name="T1">Noctua NT-H1</text:span></text:span><text:span text:style-name="T1"> - Excelente durabilidad </text:span></text:p>
          <text:p text:style-name="P14">www.facebook.com</text:p>
          <text:p text:style-name="P14">www.lavanguardia.com</text:p>
        </text:list-item>
        <text:list-item>
          <text:p text:style-name="P88"><text:span text:style-name="Strong_20_Emphasis"><text:span text:style-name="T1">Thermal Grizzly Kryonaut</text:span></text:span><text:span text:style-name="T1"> - Máximo rendimiento </text:span></text:p>
          <text:p text:style-name="P15">pctechtrove.com</text:p>
        </text:list-item>
      </text:list>
      <text:p text:style-name="Horizontal_20_Line"/>
      <text:h text:style-name="P2" text:outline-level="2"><text:soft-page-break/><text:span text:style-name="T1">📖 </text:span><text:span text:style-name="Strong_20_Emphasis"><text:span text:style-name="T1">PASO 1: LOCALIZACIÓN DEL MANUAL DE SERVICIO</text:span></text:span></text:h>
      <text:h text:style-name="P4" text:outline-level="3"><text:span text:style-name="T1">🔗 </text:span><text:span text:style-name="Strong_20_Emphasis"><text:span text:style-name="T1">Enlaces directos a manuales oficiales HP:</text:span></text:span></text:h>
      <text:p text:style-name="P6"><text:span text:style-name="Strong_20_Emphasis"><text:span text:style-name="T1">Manual de Mantenimiento y Servicio (PDF):</text:span></text:span></text:p>
      <text:list text:style-name="L4">
        <text:list-item>
          <text:p text:style-name="P89"><text:span text:style-name="Strong_20_Emphasis"><text:span text:style-name="T1">HP ProDesk 600 G5 MT (Microtower)</text:span></text:span><text:span text:style-name="T1">: https://h10032.www1.hp.com/ctg/Manual/c06441564.pdf </text:span></text:p>
          <text:p text:style-name="P16">HP</text:p>
        </text:list-item>
        <text:list-item>
          <text:p text:style-name="P89"><text:span text:style-name="Strong_20_Emphasis"><text:span text:style-name="T1">HP ProDesk 600 G5 SFF (Small Form Factor)</text:span></text:span><text:span text:style-name="T1">: https://h10032.www1.hp.com/ctg/Manual/c06442415.pdf </text:span></text:p>
          <text:p text:style-name="P16">HP</text:p>
        </text:list-item>
        <text:list-item>
          <text:p text:style-name="P89"><text:span text:style-name="Strong_20_Emphasis"><text:span text:style-name="T1">HP ProDesk 600 G5 DM (Desktop Mini)</text:span></text:span><text:span text:style-name="T1">: https://h10032.www1.hp.com/ctg/Manual/c06440088.pdf </text:span></text:p>
          <text:p text:style-name="P17">HP</text:p>
        </text:list-item>
      </text:list>
      <text:p text:style-name="P6"><text:span text:style-name="Strong_20_Emphasis"><text:span text:style-name="T1">Soporte oficial HP:</text:span></text:span></text:p>
      <text:list text:style-name="L5">
        <text:list-item>
          <text:p text:style-name="P18">Página de soporte: https://support.hp.com/ (busca tu modelo específico) </text:p>
          <text:p text:style-name="P19">HP</text:p>
        </text:list-item>
      </text:list>
      <text:p text:style-name="P7"><text:span text:style-name="Strong_20_Emphasis"><text:span text:style-name="T1">📱 ACCIÓN:</text:span></text:span><text:span text:style-name="T1"> Descarga el PDF correspondiente a tu modelo y tenlo abierto durante todo el proceso.</text:span></text:p>
      <text:p text:style-name="Horizontal_20_Line"/>
      <text:h text:style-name="P2" text:outline-level="2"><text:span text:style-name="T1">🔍 </text:span><text:span text:style-name="Strong_20_Emphasis"><text:span text:style-name="T1">PASO 2: TOMA DE DATOS EXTERNOS</text:span></text:span></text:h>
      <text:h text:style-name="P4" text:outline-level="3"><text:span text:style-name="Strong_20_Emphasis"><text:span text:style-name="T1">2.1 Información física del equipo</text:span></text:span></text:h>
      <text:p text:style-name="P6"><text:span text:style-name="Strong_20_Emphasis"><text:span text:style-name="T1">Antes de encender el equipo, localiza:</text:span></text:span></text:p>
      <text:list text:style-name="L6">
        <text:list-item>
          <text:p text:style-name="P90"><text:span text:style-name="Strong_20_Emphasis"><text:span text:style-name="T1">Número de Serie (S/N)</text:span></text:span><text:span text:style-name="T1">:</text:span></text:p>
          <text:list>
            <text:list-item>
              <text:p text:style-name="P20">Etiqueta adhesiva en la parte trasera o lateral del chasis</text:p>
            </text:list-item>
            <text:list-item>
              <text:p text:style-name="P20">Formato: XXXXX-XXX-XXX-XXXXX-XXXXX</text:p>
            </text:list-item>
            <text:list-item>
              <text:p text:style-name="P90"><text:span text:style-name="Strong_20_Emphasis"><text:span text:style-name="T1">IMPORTANTE</text:span></text:span><text:span text:style-name="T1">: Anótalo exactamente como aparece</text:span></text:p>
            </text:list-item>
          </text:list>
        </text:list-item>
        <text:list-item>
          <text:p text:style-name="P90"><text:span text:style-name="Strong_20_Emphasis"><text:span text:style-name="T1">Product ID / Producto</text:span></text:span><text:span text:style-name="T1">:</text:span></text:p>
          <text:list>
            <text:list-item>
              <text:p text:style-name="P20">Ubicado junto al número de serie</text:p>
            </text:list-item>
            <text:list-item>
              <text:p text:style-name="P20">Ejemplo: 1AA234#ABE</text:p>
            </text:list-item>
          </text:list>
        </text:list-item>
        <text:list-item>
          <text:p text:style-name="P90"><text:span text:style-name="Strong_20_Emphasis"><text:span text:style-name="T1">Modelo exacto</text:span></text:span><text:span text:style-name="T1">:</text:span></text:p>
          <text:list>
            <text:list-item>
              <text:p text:style-name="P90"><text:span text:style-name="T1">HP ProDesk 600 G5 </text:span><text:span text:style-name="Strong_20_Emphasis"><text:span text:style-name="T1">MT</text:span></text:span><text:span text:style-name="T1"> (Microtower)</text:span></text:p>
            </text:list-item>
            <text:list-item>
              <text:p text:style-name="P90"><text:span text:style-name="T1">HP ProDesk 600 G5 </text:span><text:span text:style-name="Strong_20_Emphasis"><text:span text:style-name="T1">SFF</text:span></text:span><text:span text:style-name="T1"> (Small Form Factor)</text:span></text:p>
            </text:list-item>
            <text:list-item>
              <text:p text:style-name="P90"><text:span text:style-name="T1">HP ProDesk 600 G5 </text:span><text:span text:style-name="Strong_20_Emphasis"><text:span text:style-name="T1">DM</text:span></text:span><text:span text:style-name="T1"> (Desktop Mini)</text:span></text:p>
            </text:list-item>
          </text:list>
        </text:list-item>
        <text:list-item>
          <text:p text:style-name="P90"><text:span text:style-name="Strong_20_Emphasis"><text:span text:style-name="T1">Datos adicionales visibles</text:span></text:span><text:span text:style-name="T1">:</text:span></text:p>
          <text:list>
            <text:list-item>
              <text:p text:style-name="P20">Estado físico externo (golpes, rayones)</text:p>
            </text:list-item>
            <text:list-item>
              <text:p text:style-name="P20">Puertos dañados o sueltos</text:p>
            </text:list-item>
            <text:list-item>
              <text:p text:style-name="P20">Ventilación obstruida</text:p>
            </text:list-item>
            <text:list-item>
              <text:p text:style-name="P21">Cables en mal estado</text:p>
            </text:list-item>
          </text:list>
        </text:list-item>
      </text:list>
      <text:h text:style-name="P4" text:outline-level="3"><text:soft-page-break/><text:span text:style-name="Strong_20_Emphasis"><text:span text:style-name="T1">📋 PLANTILLA DE DATOS EXTERNOS:</text:span></text:span></text:h>
      <text:p text:style-name="P6"><text:line-break/><text:span text:style-name="Strong_20_Emphasis"><text:span text:style-name="T1">═══════════════════════════════════════════════</text:span></text:span></text:p>
      <text:p text:style-name="P6"><text:span text:style-name="Strong_20_Emphasis"><text:span text:style-name="T1">DATOS EXTERNOS DEL EQUIPO</text:span></text:span></text:p>
      <text:p text:style-name="P6"><text:span text:style-name="Strong_20_Emphasis"><text:span text:style-name="T1">═══════════════════════════════════════════════</text:span></text:span></text:p>
      <text:p text:style-name="P6"><text:span text:style-name="Strong_20_Emphasis"><text:span text:style-name="T1">Fecha de recepción: ___/___/_______</text:span></text:span></text:p>
      <text:p text:style-name="P6"><text:span text:style-name="Strong_20_Emphasis"><text:span text:style-name="T1">Número de Serie (S/N): _______________________</text:span></text:span></text:p>
      <text:p text:style-name="P6"><text:span text:style-name="Strong_20_Emphasis"><text:span text:style-name="T1">Product ID: __________________________________</text:span></text:span></text:p>
      <text:p text:style-name="P6"><text:span text:style-name="Strong_20_Emphasis"><text:span text:style-name="T1">Modelo: _____________________________________</text:span></text:span></text:p>
      <text:p text:style-name="P6"><text:span text:style-name="Strong_20_Emphasis"><text:span text:style-name="T1">Tipo de chasis: □ MT <text:s/>□ SFF <text:s/>□ DM</text:span></text:span></text:p>
      <text:p text:style-name="P6"><text:span text:style-name="Strong_20_Emphasis"><text:span text:style-name="T1">Estado físico externo: _______________________</text:span></text:span></text:p>
      <text:p text:style-name="P6"><text:span text:style-name="Strong_20_Emphasis"><text:span text:style-name="T1">Observaciones: ______________________________</text:span></text:span></text:p>
      <text:p text:style-name="P6"><text:span text:style-name="Strong_20_Emphasis"><text:span text:style-name="T1">Técnico responsable: _________________________</text:span></text:span></text:p>
      <text:p text:style-name="P6"><text:span text:style-name="Strong_20_Emphasis"><text:span text:style-name="T1">═══════════════════════════════════════════════</text:span></text:span></text:p>
      <text:h text:style-name="P2" text:outline-level="2"><text:span text:style-name="T1">💾 </text:span><text:span text:style-name="Strong_20_Emphasis"><text:span text:style-name="T1">PASO 3: CREACIÓN DEL USB DE DIAGNÓSTICO</text:span></text:span></text:h>
      <text:h text:style-name="P4" text:outline-level="3"><text:span text:style-name="Strong_20_Emphasis"><text:span text:style-name="T1">3.1 Descargar Sergei Strelec WinPE</text:span></text:span></text:h>
      <text:p text:style-name="P7"><text:span text:style-name="T1">⚠️ </text:span><text:span text:style-name="Strong_20_Emphasis"><text:span text:style-name="T1">IMPORTANTE</text:span></text:span><text:span text:style-name="T1">: Sergei Strelec es una herramienta profesional de diagnóstico. Descárgala solo de fuentes oficiales.</text:span></text:p>
      <text:p text:style-name="P6"><text:span text:style-name="Strong_20_Emphasis"><text:span text:style-name="T1">Pasos:</text:span></text:span></text:p>
      <text:list text:style-name="L7">
        <text:list-item>
          <text:p text:style-name="P92"><text:span text:style-name="Strong_20_Emphasis"><text:span text:style-name="T1">Visita el sitio oficial</text:span></text:span><text:span text:style-name="T1">: https://sergeistrelec.name/winpe-10-8-sergei-strelec-english/ </text:span></text:p>
          <text:p text:style-name="P22">sergeistrelec.name</text:p>
        </text:list-item>
        <text:list-item>
          <text:p text:style-name="P92"><text:span text:style-name="Strong_20_Emphasis"><text:span text:style-name="T1">Descarga la versión más reciente</text:span></text:span><text:span text:style-name="T1"> (archivo .ISO de ~3-5GB)</text:span></text:p>
          <text:list>
            <text:list-item>
              <text:p text:style-name="P22">Versión recomendada: WinPE 11-10 Sergei Strelec (x64)</text:p>
            </text:list-item>
          </text:list>
        </text:list-item>
        <text:list-item>
          <text:p text:style-name="P92"><text:span text:style-name="Strong_20_Emphasis"><text:span text:style-name="T1">Alternativas de descarga confiables</text:span></text:span><text:span text:style-name="T1">:</text:span></text:p>
          <text:list>
            <text:list-item>
              <text:p text:style-name="P22">MajorGeeks: https://m.majorgeeks.com/files/details/sergei_strelecs_winpe.html </text:p>
              <text:p text:style-name="P22">m.majorgeeks.com</text:p>
            </text:list-item>
            <text:list-item>
              <text:p text:style-name="P22">Archive.org (backup): https://archive.org/ </text:p>
              <text:p text:style-name="P23">archive.org</text:p>
            </text:list-item>
          </text:list>
        </text:list-item>
      </text:list>
      <text:h text:style-name="P4" text:outline-level="3"><text:span text:style-name="Strong_20_Emphasis"><text:span text:style-name="T1">3.2 Crear USB booteable con Rufus </text:span></text:span><text:span text:style-name="Strong_20_Emphasis"><text:span text:style-name="T4">OJO!!!!!! YA lo hicimos con VENTOY</text:span></text:span></text:h>
      <text:p text:style-name="P7"><text:span text:style-name="Strong_20_Emphasis"><text:span text:style-name="T1">Descarga Rufus</text:span></text:span><text:span text:style-name="T1">: https://rufus.ie/ </text:span></text:p>
      <text:p text:style-name="P24">rufus.ie</text:p>
      <text:p text:style-name="P6"><text:span text:style-name="Strong_20_Emphasis"><text:span text:style-name="T1">Proceso paso a paso:</text:span></text:span></text:p>
      <text:list text:style-name="L8">
        <text:list-item>
          <text:p text:style-name="P93"><text:span text:style-name="Strong_20_Emphasis"><text:span text:style-name="T1">Conecta tu USB</text:span></text:span><text:span text:style-name="T1"> (mínimo 8GB, se formateará)</text:span></text:p>
        </text:list-item>
        <text:list-item>
          <text:p text:style-name="P93"><text:span text:style-name="Strong_20_Emphasis"><text:span text:style-name="T1">Ejecuta Rufus</text:span></text:span><text:span text:style-name="T1"> (no requiere instalación)</text:span></text:p>
        </text:list-item>
        <text:list-item>
          <text:p text:style-name="P94"><text:span text:style-name="Strong_20_Emphasis"><text:span text:style-name="T1">Configura Rufus</text:span></text:span><text:span text:style-name="T1">:</text:span></text:p>
        </text:list-item>
        <text:list-item>
          <text:p text:style-name="P93"><draw:frame draw:style-name="fr2" draw:name="Marco40" text:anchor-type="char" svg:x="0cm" svg:width="0.041cm" draw:z-index="16"><draw:text-box fo:min-height="2.91cm"><text:p text:style-name="P6"><draw:frame draw:style-name="fr1" draw:name="Marco42" text:anchor-type="char" svg:width="0.041cm" draw:z-index="18"><draw:text-box fo:min-height="0.041cm"><text:p text:style-name="P6"><draw:frame draw:style-name="fr1" draw:name="Marco43" text:anchor-type="char" svg:width="0.041cm" draw:z-index="19"><draw:text-box fo:min-height="0.041cm"><text:p text:style-name="P6"/></draw:text-box></draw:frame></text:p></draw:text-box></draw:frame><draw:frame draw:style-name="fr1" draw:name="Marco41" text:anchor-type="char" svg:width="0.041cm" draw:z-index="17"><draw:text-box fo:min-height="2.91cm"><text:p text:style-name="P6"/></draw:text-box></draw:frame></text:p></draw:text-box></draw:frame><draw:frame draw:style-name="fr2" draw:name="Marco34" text:anchor-type="char" svg:x="0.635cm" svg:width="18.944cm" draw:z-index="10"><draw:text-box fo:min-height="2.91cm"><draw:frame draw:style-name="fr4" draw:name="Marco38" text:anchor-type="frame" svg:x="0cm" svg:y="0cm" svg:width="0.37cm" draw:z-index="11"><draw:text-box fo:min-height="2.91cm"><text:p text:style-name="P6"/></draw:text-box></draw:frame><draw:frame draw:style-name="fr4" draw:name="Marco35" text:anchor-type="frame" svg:x="0cm" svg:y="0cm" svg:width="0.041cm" draw:z-index="12"><draw:text-box fo:min-height="0.041cm"><text:p text:style-name="P6"/></draw:text-box></draw:frame><text:p text:style-name="P6"><draw:frame draw:style-name="fr2" draw:name="Marco36" text:anchor-type="char" svg:x="0cm" svg:width="18.944cm" draw:z-index="13"><draw:text-box fo:min-height="0.159cm"><draw:frame draw:style-name="fr4" draw:name="Marco37" text:anchor-type="frame" svg:x="0cm" svg:y="0cm" svg:width="18.944cm" draw:z-index="14"><draw:text-box fo:min-height="0.159cm"><text:p text:style-name="P6"/></draw:text-box></draw:frame><text:p text:style-name="P6"/></draw:text-box></draw:frame></text:p></draw:text-box></draw:frame><draw:frame draw:style-name="fr1" draw:name="Marco27" text:anchor-type="char" svg:width="0.635cm" draw:z-index="3"><draw:text-box fo:min-height="2.91cm"><draw:frame draw:style-name="fr4" draw:name="Marco28" text:anchor-type="frame" svg:x="0cm" svg:y="0cm" svg:width="0.635cm" draw:z-index="4"><draw:text-box fo:min-height="0.503cm"><text:p text:style-name="P6"/></draw:text-box></draw:frame><text:p text:style-name="P6"><draw:frame draw:style-name="fr5" draw:name="Marco29" text:anchor-type="char" svg:x="0cm" svg:width="0.212cm" draw:z-index="9"><draw:text-box fo:min-height="0.041cm"><text:p text:style-name="P91">1</text:p></draw:text-box></draw:frame><draw:frame draw:style-name="fr5" draw:name="Marco30" text:anchor-type="char" svg:x="0cm" svg:width="0.212cm" draw:z-index="8"><draw:text-box fo:min-height="0.041cm"><text:p text:style-name="P91">2</text:p></draw:text-box></draw:frame><draw:frame draw:style-name="fr5" draw:name="Marco31" text:anchor-type="char" svg:x="0cm" svg:width="0.212cm" draw:z-index="7"><draw:text-box fo:min-height="0.041cm"><text:p text:style-name="P91">3</text:p></draw:text-box></draw:frame><draw:frame draw:style-name="fr5" draw:name="Marco32" text:anchor-type="char" svg:x="0cm" svg:width="0.212cm" draw:z-index="6"><draw:text-box fo:min-height="0.041cm"><text:p text:style-name="P91">4</text:p></draw:text-box></draw:frame><draw:frame draw:style-name="fr5" draw:name="Marco33" text:anchor-type="char" svg:x="0cm" svg:width="0.212cm" draw:z-index="5"><draw:text-box fo:min-height="0.041cm"><text:p text:style-name="P91">5</text:p></draw:text-box></draw:frame></text:p></draw:text-box></draw:frame><text:soft-page-break/><text:span text:style-name="Strong_20_Emphasis"><text:span text:style-name="T1">Haz clic en "EMPEZAR"</text:span></text:span></text:p>
          <text:list>
            <text:list-item>
              <text:p text:style-name="P26">Tiempo estimado: 5-10 minutos </text:p>
              <text:p text:style-name="P26">support.ipconfigure.com</text:p>
            </text:list-item>
            <text:list-item>
              <text:p text:style-name="P93"><text:span text:style-name="Strong_20_Emphasis"><text:span text:style-name="T1">NO retires el USB durante el proceso</text:span></text:span></text:p>
            </text:list-item>
          </text:list>
        </text:list-item>
        <text:list-item>
          <text:p text:style-name="P94"><text:span text:style-name="Strong_20_Emphasis"><text:span text:style-name="T1">Verifica</text:span></text:span><text:span text:style-name="T1">: Cuando diga "LISTO", tu USB está preparado</text:span></text:p>
        </text:list-item>
      </text:list>
      <text:h text:style-name="P4" text:outline-level="3"><text:span text:style-name="Strong_20_Emphasis"><text:span text:style-name="T1">3.3 Descargar CPU-Z y HWInfo64</text:span></text:span></text:h>
      <text:p text:style-name="P6"><text:span text:style-name="Strong_20_Emphasis"><text:span text:style-name="T1">CPU-Z</text:span></text:span><text:span text:style-name="T1"> (información del procesador y RAM):</text:span></text:p>
      <text:list text:style-name="L9">
        <text:list-item>
          <text:p text:style-name="P27">Oficial: https://www.cpuid.com/softwares/cpu-z.html </text:p>
          <text:p text:style-name="P27">www.cpuid.com</text:p>
          <text:p text:style-name="P27">www.cpuid.com</text:p>
        </text:list-item>
        <text:list-item>
          <text:p text:style-name="P95"><text:span text:style-name="T1">Descarga la versión </text:span><text:span text:style-name="Strong_20_Emphasis"><text:span text:style-name="T1">ZIP</text:span></text:span><text:span text:style-name="T1"> (portable, no requiere instalación)</text:span></text:p>
        </text:list-item>
      </text:list>
      <text:p text:style-name="P6"><text:span text:style-name="Strong_20_Emphasis"><text:span text:style-name="T1">HWInfo64</text:span></text:span><text:span text:style-name="T1"> (monitoreo completo de hardware):</text:span></text:p>
      <text:list text:style-name="L10">
        <text:list-item>
          <text:p text:style-name="P28">Oficial: https://www.hwinfo.com/ </text:p>
          <text:p text:style-name="P28">www.hwinfo.com</text:p>
        </text:list-item>
        <text:list-item>
          <text:p text:style-name="P96"><text:span text:style-name="T1">Descarga la versión </text:span><text:span text:style-name="Strong_20_Emphasis"><text:span text:style-name="T1">Portable</text:span></text:span></text:p>
        </text:list-item>
      </text:list>
      <text:p text:style-name="P7"><text:span text:style-name="Strong_20_Emphasis"><text:span text:style-name="T1">📁 Copia ambos programas al USB de Strelec</text:span></text:span><text:span text:style-name="T1"> para tenerlos disponibles durante el arranque.</text:span></text:p>
      <text:p text:style-name="Horizontal_20_Line"/>
      <text:h text:style-name="P2" text:outline-level="2"><text:span text:style-name="T1">🔌 </text:span><text:span text:style-name="Strong_20_Emphasis"><text:span text:style-name="T1">PASO 4: ARRANQUE DESDE USB Y DIAGNÓSTICO</text:span></text:span></text:h>
      <text:h text:style-name="P4" text:outline-level="3"><text:span text:style-name="Strong_20_Emphasis"><text:span text:style-name="T1">4.1 Preparación del equipo</text:span></text:span></text:h>
      <text:list text:style-name="L11">
        <text:list-item>
          <text:p text:style-name="P97"><text:span text:style-name="Strong_20_Emphasis"><text:span text:style-name="T1">Conecta el USB</text:span></text:span><text:span text:style-name="T1"> a un puerto USB 3.0 (azul) trasero</text:span></text:p>
        </text:list-item>
        <text:list-item>
          <text:p text:style-name="P97"><text:span text:style-name="Strong_20_Emphasis"><text:span text:style-name="T1">Conecta monitor, teclado y ratón</text:span></text:span></text:p>
        </text:list-item>
        <text:list-item>
          <text:p text:style-name="P98"><text:span text:style-name="Strong_20_Emphasis"><text:span text:style-name="T1">Enciende el equipo</text:span></text:span></text:p>
        </text:list-item>
      </text:list>
      <text:h text:style-name="P4" text:outline-level="3"><text:span text:style-name="Strong_20_Emphasis"><text:span text:style-name="T1">4.2 Acceder al menú de arranque</text:span></text:span></text:h>
      <text:p text:style-name="P6"><text:span text:style-name="Strong_20_Emphasis"><text:span text:style-name="T1">Método HP ProDesk 600 G5:</text:span></text:span></text:p>
      <text:list text:style-name="L12">
        <text:list-item>
          <text:p text:style-name="P99"><text:span text:style-name="Strong_20_Emphasis"><text:span text:style-name="T1">Inmediatamente después de presionar power</text:span></text:span><text:span text:style-name="T1">, presiona repetidamente:</text:span></text:p>
          <text:list>
            <text:list-item>
              <text:p text:style-name="P99"><text:span text:style-name="Strong_20_Emphasis"><text:span text:style-name="T1">F9</text:span></text:span><text:span text:style-name="T1"> → Menú de arranque (Boot Menu) </text:span></text:p>
              <text:p text:style-name="P29">www.techradar.com</text:p>
            </text:list-item>
            <text:list-item>
              <text:p text:style-name="P99"><text:span text:style-name="Strong_20_Emphasis"><text:span text:style-name="T1">F10</text:span></text:span><text:span text:style-name="T1"> → BIOS/Computer Setup </text:span></text:p>
              <text:p text:style-name="P29">百度</text:p>
            </text:list-item>
          </text:list>
        </text:list-item>
        <text:list-item>
          <text:p text:style-name="P99"><text:span text:style-name="Strong_20_Emphasis"><text:span text:style-name="T1">En el Boot Menu (F9)</text:span></text:span><text:span text:style-name="T1">:</text:span></text:p>
          <text:list>
            <text:list-item>
              <text:p text:style-name="P29">Selecciona tu USB con las flechas ↑↓</text:p>
            </text:list-item>
            <text:list-item>
              <text:p text:style-name="P29">Presiona Enter</text:p>
            </text:list-item>
            <text:list-item>
              <text:p text:style-name="P30">El equipo arrancará desde el USB</text:p>
            </text:list-item>
          </text:list>
        </text:list-item>
      </text:list>
      <text:p text:style-name="P6"><text:span text:style-name="Strong_20_Emphasis"><text:span text:style-name="T1">⚠️ Si no funciona F9:</text:span></text:span></text:p>
      <text:list text:style-name="L13">
        <text:list-item>
          <text:p text:style-name="P100"><text:span text:style-name="T1">Entra a BIOS con </text:span><text:span text:style-name="Strong_20_Emphasis"><text:span text:style-name="T1">F10</text:span></text:span></text:p>
        </text:list-item>
        <text:list-item>
          <text:p text:style-name="P100"><text:span text:style-name="T1">Ve a </text:span><text:span text:style-name="Strong_20_Emphasis"><text:span text:style-name="T1">Advanced → Boot Options</text:span></text:span></text:p>
        </text:list-item>
        <text:list-item>
          <text:p text:style-name="P100"><text:span text:style-name="T1">Habilita </text:span><text:span text:style-name="Strong_20_Emphasis"><text:span text:style-name="T1">USB Boot</text:span></text:span></text:p>
        </text:list-item>
        <text:list-item>
          <text:p text:style-name="P101"><text:soft-page-break/><text:span text:style-name="T1">Guarda con </text:span><text:span text:style-name="Strong_20_Emphasis"><text:span text:style-name="T1">F10</text:span></text:span><text:span text:style-name="T1"> y reinicia</text:span></text:p>
        </text:list-item>
      </text:list>
      <text:h text:style-name="P4" text:outline-level="3"><text:span text:style-name="Strong_20_Emphasis"><text:span text:style-name="T1">4.3 Arranque en Sergei Strelec</text:span></text:span></text:h>
      <text:list text:style-name="L14">
        <text:list-item>
          <text:p text:style-name="P102"><text:span text:style-name="Strong_20_Emphasis"><text:span text:style-name="T1">Selecciona el modo de arranque</text:span></text:span><text:span text:style-name="T1">:</text:span></text:p>
          <text:list>
            <text:list-item>
              <text:p text:style-name="P102"><text:span text:style-name="T1">Elige: </text:span><text:span text:style-name="Strong_20_Emphasis"><text:span text:style-name="T1">"WinPE x64"</text:span></text:span><text:span text:style-name="T1"> (primera opción)</text:span></text:p>
            </text:list-item>
            <text:list-item>
              <text:p text:style-name="P31">Presiona Enter</text:p>
            </text:list-item>
          </text:list>
        </text:list-item>
        <text:list-item>
          <text:p text:style-name="P102"><text:span text:style-name="Strong_20_Emphasis"><text:span text:style-name="T1">Espera la carga</text:span></text:span><text:span text:style-name="T1"> (2-3 minutos)</text:span></text:p>
          <text:list>
            <text:list-item>
              <text:p text:style-name="P31">Verás un escritorio Windows PE</text:p>
            </text:list-item>
            <text:list-item>
              <text:p text:style-name="P102"><text:span text:style-name="Strong_20_Emphasis"><text:span text:style-name="T1">NO tiene conexión a Internet</text:span></text:span><text:span text:style-name="T1"> (normal)</text:span></text:p>
            </text:list-item>
          </text:list>
        </text:list-item>
        <text:list-item>
          <text:p text:style-name="P102"><text:span text:style-name="Strong_20_Emphasis"><text:span text:style-name="T1">Localiza las herramientas</text:span></text:span><text:span text:style-name="T1">:</text:span></text:p>
          <text:list>
            <text:list-item>
              <text:p text:style-name="P102"><text:span text:style-name="T1">Menú Start → </text:span><text:span text:style-name="Strong_20_Emphasis"><text:span text:style-name="T1">System Utilities</text:span></text:span></text:p>
            </text:list-item>
            <text:list-item>
              <text:p text:style-name="P32">O en el escritorio: accesos directos</text:p>
            </text:list-item>
          </text:list>
        </text:list-item>
      </text:list>
      <text:h text:style-name="P4" text:outline-level="3"><text:span text:style-name="Strong_20_Emphasis"><text:span text:style-name="T1">4.4 Ejecutar CPU-Z</text:span></text:span></text:h>
      <text:p text:style-name="P6"><text:span text:style-name="Strong_20_Emphasis"><text:span text:style-name="T1">📥 Si no está en Strelec, usa tu USB:</text:span></text:span></text:p>
      <text:list text:style-name="L15">
        <text:list-item>
          <text:p text:style-name="P103"><text:span text:style-name="Strong_20_Emphasis"><text:span text:style-name="T1">Abre tu USB</text:span></text:span><text:span text:style-name="T1"> desde "This PC" o "Mi PC"</text:span></text:p>
        </text:list-item>
        <text:list-item>
          <text:p text:style-name="P104"><text:span text:style-name="Strong_20_Emphasis"><text:span text:style-name="T1">Ejecuta CPU-Z</text:span></text:span><text:span text:style-name="T1"> (cpuz.exe o cpuz_x64.exe)</text:span></text:p>
        </text:list-item>
      </text:list>
      <text:p text:style-name="P7"><text:span text:style-name="Strong_20_Emphasis"><text:span text:style-name="T1">📊 Información a capturar (TOMA SCREENSHOTS):</text:span></text:span></text:p>
      <text:p text:style-name="P6"><text:span text:style-name="Strong_20_Emphasis"><text:span text:style-name="T1">PESTAÑA "CPU"</text:span></text:span><text:span text:style-name="T1">:</text:span></text:p>
      <text:list text:style-name="L16">
        <text:list-item>
          <text:p text:style-name="P105"><text:span text:style-name="Strong_20_Emphasis"><text:span text:style-name="T1">Name</text:span></text:span><text:span text:style-name="T1">: Modelo exacto del procesador</text:span></text:p>
          <text:list>
            <text:list-item>
              <text:p text:style-name="P33">Ej: Intel Core i5-9500 @ 3.00GHz</text:p>
            </text:list-item>
          </text:list>
        </text:list-item>
        <text:list-item>
          <text:p text:style-name="P105"><text:span text:style-name="Strong_20_Emphasis"><text:span text:style-name="T1">Specification</text:span></text:span><text:span text:style-name="T1">: Especificaciones detalladas</text:span></text:p>
        </text:list-item>
        <text:list-item>
          <text:p text:style-name="P105"><text:span text:style-name="Strong_20_Emphasis"><text:span text:style-name="T1">Max TDP</text:span></text:span><text:span text:style-name="T1">: Consumo térmico (65W típico en G5)</text:span></text:p>
        </text:list-item>
        <text:list-item>
          <text:p text:style-name="P105"><text:span text:style-name="Strong_20_Emphasis"><text:span text:style-name="T1">Core Speed</text:span></text:span><text:span text:style-name="T1">: Velocidad actual en MHz</text:span></text:p>
        </text:list-item>
        <text:list-item>
          <text:p text:style-name="P105"><text:span text:style-name="Strong_20_Emphasis"><text:span text:style-name="T1">Multiplier</text:span></text:span><text:span text:style-name="T1">: Multiplicador</text:span></text:p>
        </text:list-item>
        <text:list-item>
          <text:p text:style-name="P105"><text:span text:style-name="Strong_20_Emphasis"><text:span text:style-name="T1">Bus Speed</text:span></text:span><text:span text:style-name="T1">: FSB</text:span></text:p>
        </text:list-item>
        <text:list-item>
          <text:p text:style-name="P106"><text:span text:style-name="Strong_20_Emphasis"><text:span text:style-name="T1">Temperaturas</text:span></text:span><text:span text:style-name="T1">: Si están disponibles</text:span></text:p>
        </text:list-item>
      </text:list>
      <text:p text:style-name="P6"><text:span text:style-name="Strong_20_Emphasis"><text:span text:style-name="T1">PESTAÑA "CACHES"</text:span></text:span><text:span text:style-name="T1">:</text:span></text:p>
      <text:list text:style-name="L17">
        <text:list-item>
          <text:p text:style-name="P34">Niveles de caché L1, L2, L3</text:p>
        </text:list-item>
        <text:list-item>
          <text:p text:style-name="P35">Verifica que coincidan con el modelo de CPU</text:p>
        </text:list-item>
      </text:list>
      <text:p text:style-name="P6"><text:span text:style-name="Strong_20_Emphasis"><text:span text:style-name="T1">PESTAÑA "MAINBOARD"</text:span></text:span><text:span text:style-name="T1">:</text:span></text:p>
      <text:list text:style-name="L18">
        <text:list-item>
          <text:p text:style-name="P107"><text:span text:style-name="Strong_20_Emphasis"><text:span text:style-name="T1">Manufacturer</text:span></text:span><text:span text:style-name="T1">: HP</text:span></text:p>
        </text:list-item>
        <text:list-item>
          <text:p text:style-name="P107"><text:span text:style-name="Strong_20_Emphasis"><text:span text:style-name="T1">Model</text:span></text:span><text:span text:style-name="T1">: Modelo de placa base</text:span></text:p>
        </text:list-item>
        <text:list-item>
          <text:p text:style-name="P107"><text:span text:style-name="Strong_20_Emphasis"><text:span text:style-name="T1">Chipset</text:span></text:span><text:span text:style-name="T1">: Intel Q370 o similar</text:span></text:p>
        </text:list-item>
        <text:list-item>
          <text:p text:style-name="P107"><text:span text:style-name="Strong_20_Emphasis"><text:span text:style-name="T1">BIOS</text:span></text:span><text:span text:style-name="T1">: Versión y fecha del BIOS</text:span></text:p>
          <text:list>
            <text:list-item>
              <text:p text:style-name="P36">Ej: HP BIOS Version: U31 Ver. 02.05.01</text:p>
            </text:list-item>
          </text:list>
        </text:list-item>
      </text:list>
      <text:p text:style-name="P6"><text:span text:style-name="Strong_20_Emphasis"><text:span text:style-name="T1">PESTAÑA "MEMORY"</text:span></text:span><text:span text:style-name="T1">:</text:span></text:p>
      <text:list text:style-name="L19">
        <text:list-item>
          <text:p text:style-name="P108"><text:span text:style-name="Strong_20_Emphasis"><text:span text:style-name="T1">Type</text:span></text:span><text:span text:style-name="T1">: DDR4</text:span></text:p>
        </text:list-item>
        <text:list-item>
          <text:p text:style-name="P108"><text:span text:style-name="Strong_20_Emphasis"><text:span text:style-name="T1">Size</text:span></text:span><text:span text:style-name="T1">: Total de RAM (8GB, 16GB, etc.)</text:span></text:p>
        </text:list-item>
        <text:list-item>
          <text:p text:style-name="P108"><text:span text:style-name="Strong_20_Emphasis"><text:span text:style-name="T1">Channel</text:span></text:span><text:span text:style-name="T1">: Single/Dual</text:span></text:p>
        </text:list-item>
        <text:list-item>
          <text:p text:style-name="P109"><text:span text:style-name="Strong_20_Emphasis"><text:span text:style-name="T1">Frequency</text:span></text:span><text:span text:style-name="T1">: Frecuencia real (DDR4-2666 típico)</text:span></text:p>
        </text:list-item>
      </text:list>
      <text:p text:style-name="P6"><text:soft-page-break/><text:span text:style-name="Strong_20_Emphasis"><text:span text:style-name="T1">PESTAÑA "SPD"</text:span></text:span><text:span text:style-name="T1"> (Slot por slot):</text:span></text:p>
      <text:list text:style-name="L20">
        <text:list-item>
          <text:p text:style-name="P37">Selecciona cada slot (1, 2, 3, 4)</text:p>
        </text:list-item>
        <text:list-item>
          <text:p text:style-name="P110"><text:span text:style-name="Strong_20_Emphasis"><text:span text:style-name="T1">Module Manufacturer</text:span></text:span><text:span text:style-name="T1">: Fabricante de RAM</text:span></text:p>
        </text:list-item>
        <text:list-item>
          <text:p text:style-name="P110"><text:span text:style-name="Strong_20_Emphasis"><text:span text:style-name="T1">Part Number</text:span></text:span><text:span text:style-name="T1">: Número de parte</text:span></text:p>
        </text:list-item>
        <text:list-item>
          <text:p text:style-name="P110"><text:span text:style-name="Strong_20_Emphasis"><text:span text:style-name="T1">Serial Number</text:span></text:span><text:span text:style-name="T1">: Serial de cada módulo</text:span></text:p>
        </text:list-item>
        <text:list-item>
          <text:p text:style-name="P111"><text:span text:style-name="Strong_20_Emphasis"><text:span text:style-name="T1">Max Bandwidth</text:span></text:span><text:span text:style-name="T1">: DDR4-2666 o superior</text:span></text:p>
        </text:list-item>
      </text:list>
      <text:p text:style-name="P6"><text:span text:style-name="Strong_20_Emphasis"><text:span text:style-name="T1">PESTAÑA "GRAPHICS"</text:span></text:span><text:span text:style-name="T1">:</text:span></text:p>
      <text:list text:style-name="L21">
        <text:list-item>
          <text:p text:style-name="P112"><text:span text:style-name="Strong_20_Emphasis"><text:span text:style-name="T1">Name</text:span></text:span><text:span text:style-name="T1">: Tarjeta gráfica</text:span></text:p>
          <text:list>
            <text:list-item>
              <text:p text:style-name="P38">Intel UHD Graphics 630 (integrada)</text:p>
            </text:list-item>
            <text:list-item>
              <text:p text:style-name="P38">O GPU dedicada si existe</text:p>
            </text:list-item>
          </text:list>
        </text:list-item>
        <text:list-item>
          <text:p text:style-name="P113"><text:span text:style-name="Strong_20_Emphasis"><text:span text:style-name="T1">Memory</text:span></text:span><text:span text:style-name="T1">: Memoria de video</text:span></text:p>
        </text:list-item>
      </text:list>
      <text:p text:style-name="P6"><text:span text:style-name="Strong_20_Emphasis"><text:span text:style-name="T1">💾 GUARDA EL REPORTE:</text:span></text:span></text:p>
      <text:list text:style-name="L22">
        <text:list-item>
          <text:p text:style-name="P114"><text:span text:style-name="T1">Click en botón </text:span><text:span text:style-name="Strong_20_Emphasis"><text:span text:style-name="T1">"Save Report"</text:span></text:span><text:span text:style-name="T1"> (esquina inferior izquierda)</text:span></text:p>
        </text:list-item>
        <text:list-item>
          <text:p text:style-name="P114"><text:span text:style-name="T1">Formato: </text:span><text:span text:style-name="Strong_20_Emphasis"><text:span text:style-name="T1">TXT</text:span></text:span><text:span text:style-name="T1"> o </text:span><text:span text:style-name="Strong_20_Emphasis"><text:span text:style-name="T1">HTML</text:span></text:span></text:p>
        </text:list-item>
        <text:list-item>
          <text:p text:style-name="P114"><text:span text:style-name="T1">Nombre: </text:span><text:span text:style-name="Source_20_Text"><text:span text:style-name="T1">CPUZ_[S/N]_fecha.txt</text:span></text:span></text:p>
        </text:list-item>
        <text:list-item>
          <text:p text:style-name="P115"><text:span text:style-name="Strong_20_Emphasis"><text:span text:style-name="T1">Guárdalo en el USB</text:span></text:span></text:p>
        </text:list-item>
      </text:list>
      <text:h text:style-name="P4" text:outline-level="3"><text:span text:style-name="Strong_20_Emphasis"><text:span text:style-name="T1">4.5 Ejecutar HWInfo64</text:span></text:span></text:h>
      <text:p text:style-name="P6"><text:span text:style-name="Strong_20_Emphasis"><text:span text:style-name="T1">📥 Ejecución:</text:span></text:span></text:p>
      <text:list text:style-name="L23">
        <text:list-item>
          <text:p text:style-name="P116"><text:span text:style-name="Strong_20_Emphasis"><text:span text:style-name="T1">Abre HWInfo64</text:span></text:span><text:span text:style-name="T1"> desde tu USB o Strelec</text:span></text:p>
        </text:list-item>
        <text:list-item>
          <text:p text:style-name="P116"><text:span text:style-name="Strong_20_Emphasis"><text:span text:style-name="T1">Al iniciar, marca</text:span></text:span><text:span text:style-name="T1">:</text:span></text:p>
          <text:list>
            <text:list-item>
              <text:p text:style-name="P116"><text:span text:style-name="T1">☑ </text:span><text:span text:style-name="Strong_20_Emphasis"><text:span text:style-name="T1">Sensors-only</text:span></text:span><text:span text:style-name="T1"> (solo sensores)</text:span></text:p>
            </text:list-item>
            <text:list-item>
              <text:p text:style-name="P116"><text:span text:style-name="T1">☑ </text:span><text:span text:style-name="Strong_20_Emphasis"><text:span text:style-name="T1">Update sensors every 2 seconds</text:span></text:span></text:p>
            </text:list-item>
            <text:list-item>
              <text:p text:style-name="P117"><text:span text:style-name="T1">Click en </text:span><text:span text:style-name="Strong_20_Emphasis"><text:span text:style-name="T1">Run</text:span></text:span></text:p>
            </text:list-item>
          </text:list>
        </text:list-item>
      </text:list>
      <text:p text:style-name="P7"><text:span text:style-name="Strong_20_Emphasis"><text:span text:style-name="T1">📊 Información crítica a capturar:</text:span></text:span></text:p>
      <text:p text:style-name="P6"><text:span text:style-name="Strong_20_Emphasis"><text:span text:style-name="T1">SECCIÓN "CPU"</text:span></text:span><text:span text:style-name="T1">:</text:span></text:p>
      <text:list text:style-name="L24">
        <text:list-item>
          <text:p text:style-name="P118"><text:span text:style-name="Strong_20_Emphasis"><text:span text:style-name="T1">CPU Package Temperature</text:span></text:span><text:span text:style-name="T1">: Temperatura total del CPU</text:span></text:p>
          <text:list>
            <text:list-item>
              <text:p text:style-name="P118"><text:span text:style-name="Strong_20_Emphasis"><text:span text:style-name="T1">Normal idle</text:span></text:span><text:span text:style-name="T1">: 30-45°C</text:span></text:p>
            </text:list-item>
            <text:list-item>
              <text:p text:style-name="P118"><text:span text:style-name="Strong_20_Emphasis"><text:span text:style-name="T1">Normal carga</text:span></text:span><text:span text:style-name="T1">: 50-70°C</text:span></text:p>
            </text:list-item>
            <text:list-item>
              <text:p text:style-name="P118"><text:span text:style-name="Strong_20_Emphasis"><text:span text:style-name="T1">Alto</text:span></text:span><text:span text:style-name="T1">: 75-85°C</text:span></text:p>
            </text:list-item>
            <text:list-item>
              <text:p text:style-name="P118"><text:span text:style-name="Strong_20_Emphasis"><text:span text:style-name="T1">Peligro</text:span></text:span><text:span text:style-name="T1">: &gt;90°C ⚠️</text:span></text:p>
            </text:list-item>
          </text:list>
        </text:list-item>
        <text:list-item>
          <text:p text:style-name="P118"><text:span text:style-name="Strong_20_Emphasis"><text:span text:style-name="T1">CPU Core Temperatures</text:span></text:span><text:span text:style-name="T1"> (cada núcleo):</text:span></text:p>
          <text:list>
            <text:list-item>
              <text:p text:style-name="P39">Core #0, #1, #2, etc.</text:p>
            </text:list-item>
            <text:list-item>
              <text:p text:style-name="P118"><text:span text:style-name="Strong_20_Emphasis"><text:span text:style-name="T1">Diferencia máxima aceptable</text:span></text:span><text:span text:style-name="T1">: 5-10°C entre núcleos</text:span></text:p>
            </text:list-item>
          </text:list>
        </text:list-item>
        <text:list-item>
          <text:p text:style-name="P118"><text:span text:style-name="Strong_20_Emphasis"><text:span text:style-name="T1">CPU Package Power</text:span></text:span><text:span text:style-name="T1">: Consumo en Watts</text:span></text:p>
          <text:list>
            <text:list-item>
              <text:p text:style-name="P39">Idle: 10-20W</text:p>
            </text:list-item>
            <text:list-item>
              <text:p text:style-name="P39">Carga: 40-65W (dependiendo del modelo)</text:p>
            </text:list-item>
          </text:list>
        </text:list-item>
        <text:list-item>
          <text:p text:style-name="P119"><text:span text:style-name="Strong_20_Emphasis"><text:span text:style-name="T1">CPU Clocks</text:span></text:span><text:span text:style-name="T1">: Frecuencias en tiempo real</text:span></text:p>
        </text:list-item>
      </text:list>
      <text:p text:style-name="P6"><text:span text:style-name="Strong_20_Emphasis"><text:span text:style-name="T1">SECCIÓN "Motherboard"</text:span></text:span><text:span text:style-name="T1">:</text:span></text:p>
      <text:list text:style-name="L25">
        <text:list-item>
          <text:p text:style-name="P120"><text:span text:style-name="Strong_20_Emphasis"><text:span text:style-name="T1">System Temperature</text:span></text:span><text:span text:style-name="T1">: Temperatura de placa</text:span></text:p>
          <text:list>
            <text:list-item>
              <text:p text:style-name="P40">Normal: 30-40°C</text:p>
            </text:list-item>
          </text:list>
        </text:list-item>
        <text:list-item>
          <text:p text:style-name="P120"><text:soft-page-break/><text:span text:style-name="Strong_20_Emphasis"><text:span text:style-name="T1">VRM Temperature</text:span></text:span><text:span text:style-name="T1">: Temperatura de VRM (si está disponible)</text:span></text:p>
          <text:list>
            <text:list-item>
              <text:p text:style-name="P40">Normal: 40-70°C</text:p>
            </text:list-item>
            <text:list-item>
              <text:p text:style-name="P41">Alto: &gt;80°C ⚠️</text:p>
            </text:list-item>
          </text:list>
        </text:list-item>
      </text:list>
      <text:p text:style-name="P6"><text:span text:style-name="Strong_20_Emphasis"><text:span text:style-name="T1">SECCIÓN "Memory"</text:span></text:span><text:span text:style-name="T1">:</text:span></text:p>
      <text:list text:style-name="L26">
        <text:list-item>
          <text:p text:style-name="P121"><text:span text:style-name="Strong_20_Emphasis"><text:span text:style-name="T1">DRAM Temperature</text:span></text:span><text:span text:style-name="T1">: Temperatura de RAM</text:span></text:p>
          <text:list>
            <text:list-item>
              <text:p text:style-name="P42">Normal: 30-50°C</text:p>
            </text:list-item>
          </text:list>
        </text:list-item>
      </text:list>
      <text:p text:style-name="P6"><text:span text:style-name="Strong_20_Emphasis"><text:span text:style-name="T1">SECCIÓN "Storage"</text:span></text:span><text:span text:style-name="T1">:</text:span></text:p>
      <text:list text:style-name="L27">
        <text:list-item>
          <text:p text:style-name="P122"><text:span text:style-name="Strong_20_Emphasis"><text:span text:style-name="T1">Temperaturas de cada disco</text:span></text:span><text:span text:style-name="T1">:</text:span></text:p>
          <text:list>
            <text:list-item>
              <text:p text:style-name="P43">HDD: 30-45°C (ideal), 45-50°C (aceptable), &gt;55°C (peligro)</text:p>
            </text:list-item>
            <text:list-item>
              <text:p text:style-name="P43">SSD: 30-50°C (ideal), 50-70°C (carga), &gt;70°C (peligro)</text:p>
            </text:list-item>
          </text:list>
        </text:list-item>
        <text:list-item>
          <text:p text:style-name="P122"><text:span text:style-name="Strong_20_Emphasis"><text:span text:style-name="T1">SMART Data</text:span></text:span><text:span text:style-name="T1"> (datos de salud):</text:span></text:p>
          <text:list>
            <text:list-item>
              <text:p text:style-name="P122"><text:span text:style-name="Strong_20_Emphasis"><text:span text:style-name="T1">Power On Hours</text:span></text:span><text:span text:style-name="T1">: Horas de uso total</text:span></text:p>
            </text:list-item>
            <text:list-item>
              <text:p text:style-name="P122"><text:span text:style-name="Strong_20_Emphasis"><text:span text:style-name="T1">Power On Count</text:span></text:span><text:span text:style-name="T1">: Cantidad de encendidos</text:span></text:p>
            </text:list-item>
            <text:list-item>
              <text:p text:style-name="P122"><text:span text:style-name="Strong_20_Emphasis"><text:span text:style-name="T1">Reallocated Sectors</text:span></text:span><text:span text:style-name="T1">: Sectores reasignados (debe ser 0 en discos sanos)</text:span></text:p>
            </text:list-item>
            <text:list-item>
              <text:p text:style-name="P123"><text:span text:style-name="Strong_20_Emphasis"><text:span text:style-name="T1">Wear Leveling</text:span></text:span><text:span text:style-name="T1"> (SSD): Porcentaje de vida restante</text:span></text:p>
            </text:list-item>
          </text:list>
        </text:list-item>
      </text:list>
      <text:p text:style-name="P6"><text:span text:style-name="Strong_20_Emphasis"><text:span text:style-name="T1">SECCIÓN "Fans"</text:span></text:span><text:span text:style-name="T1">:</text:span></text:p>
      <text:list text:style-name="L28">
        <text:list-item>
          <text:p text:style-name="P124"><text:span text:style-name="Strong_20_Emphasis"><text:span text:style-name="T1">CPU Fan Speed</text:span></text:span><text:span text:style-name="T1">: RPM del ventilador</text:span></text:p>
          <text:list>
            <text:list-item>
              <text:p text:style-name="P44">Idle: 800-1500 RPM</text:p>
            </text:list-item>
            <text:list-item>
              <text:p text:style-name="P44">Carga: 2000-3000 RPM</text:p>
            </text:list-item>
            <text:list-item>
              <text:p text:style-name="P125"><text:span text:style-name="Strong_20_Emphasis"><text:span text:style-name="T1">Verifica que gire consistentemente</text:span></text:span></text:p>
            </text:list-item>
          </text:list>
        </text:list-item>
      </text:list>
      <text:p text:style-name="P6"><text:span text:style-name="Strong_20_Emphasis"><text:span text:style-name="T1">💾 GENERAR REPORTE:</text:span></text:span></text:p>
      <text:list text:style-name="L29">
        <text:list-item>
          <text:p text:style-name="P126"><text:span text:style-name="Strong_20_Emphasis"><text:span text:style-name="T1">Click derecho en cualquier sensor</text:span></text:span><text:span text:style-name="T1"> → </text:span><text:span text:style-name="Strong_20_Emphasis"><text:span text:style-name="T1">Logging</text:span></text:span></text:p>
        </text:list-item>
        <text:list-item>
          <text:p text:style-name="P126"><text:span text:style-name="Strong_20_Emphasis"><text:span text:style-name="T1">O usa el botón "Log"</text:span></text:span><text:span text:style-name="T1"> en la parte inferior</text:span></text:p>
        </text:list-item>
        <text:list-item>
          <text:p text:style-name="P126"><text:span text:style-name="Strong_20_Emphasis"><text:span text:style-name="T1">Selecciona</text:span></text:span><text:span text:style-name="T1">:</text:span></text:p>
          <text:list>
            <text:list-item>
              <text:p text:style-name="P126"><text:span text:style-name="T1">Formato: </text:span><text:span text:style-name="Strong_20_Emphasis"><text:span text:style-name="T1">CSV</text:span></text:span><text:span text:style-name="T1"> o </text:span><text:span text:style-name="Strong_20_Emphasis"><text:span text:style-name="T1">XML</text:span></text:span></text:p>
            </text:list-item>
            <text:list-item>
              <text:p text:style-name="P126"><text:span text:style-name="T1">Duración: </text:span><text:span text:style-name="Strong_20_Emphasis"><text:span text:style-name="T1">5-10 minutos</text:span></text:span><text:span text:style-name="T1"> (para capturar variaciones)</text:span></text:p>
            </text:list-item>
          </text:list>
        </text:list-item>
        <text:list-item>
          <text:p text:style-name="P127"><text:span text:style-name="Strong_20_Emphasis"><text:span text:style-name="T1">Guarda en USB</text:span></text:span><text:span text:style-name="T1">: </text:span><text:span text:style-name="Source_20_Text"><text:span text:style-name="T1">HWInfo_[S/N]_fecha.csv</text:span></text:span></text:p>
        </text:list-item>
      </text:list>
      <text:p text:style-name="P6"><text:span text:style-name="Strong_20_Emphasis"><text:span text:style-name="T1">📸 CAPTURA PANTALLAS</text:span></text:span><text:span text:style-name="T1"> de:</text:span></text:p>
      <text:list text:style-name="L30">
        <text:list-item>
          <text:p text:style-name="P45">Temperaturas del CPU</text:p>
        </text:list-item>
        <text:list-item>
          <text:p text:style-name="P45">Temperaturas de discos</text:p>
        </text:list-item>
        <text:list-item>
          <text:p text:style-name="P45">Velocidad de ventiladores</text:p>
        </text:list-item>
        <text:list-item>
          <text:p text:style-name="P46">SMART de discos duros</text:p>
        </text:list-item>
      </text:list>
      <text:p text:style-name="Horizontal_20_Line"/>
      <text:h text:style-name="P2" text:outline-level="2"><text:span text:style-name="T1">🔧 </text:span><text:span text:style-name="Strong_20_Emphasis"><text:span text:style-name="T1">PASO 5: APERTURA Y LIMPIEZA FÍSICA</text:span></text:span></text:h>
      <text:h text:style-name="P4" text:outline-level="3"><text:span text:style-name="Strong_20_Emphasis"><text:span text:style-name="T1">⚠️ ADVERTENCIAS DE SEGURIDAD</text:span></text:span></text:h>
      <text:p text:style-name="P6"><text:span text:style-name="Strong_20_Emphasis"><text:span text:style-name="T1">ANTES DE ABRIR:</text:span></text:span></text:p>
      <text:list text:style-name="L31">
        <text:list-item>
          <text:p text:style-name="P128"><text:span text:style-name="T1">✅ </text:span><text:span text:style-name="Strong_20_Emphasis"><text:span text:style-name="T1">Apaga el equipo</text:span></text:span><text:span text:style-name="T1"> completamente (Shutdown, no Sleep)</text:span></text:p>
        </text:list-item>
        <text:list-item>
          <text:p text:style-name="P128"><text:span text:style-name="T1">✅ </text:span><text:span text:style-name="Strong_20_Emphasis"><text:span text:style-name="T1">Desconecta el cable de poder</text:span></text:span><text:span text:style-name="T1"> de la pared y del PC</text:span></text:p>
        </text:list-item>
        <text:list-item>
          <text:p text:style-name="P128"><text:soft-page-break/><text:span text:style-name="T1">✅ </text:span><text:span text:style-name="Strong_20_Emphasis"><text:span text:style-name="T1">Espera 30 segundos</text:span></text:span><text:span text:style-name="T1"> (descarga de energía residual)</text:span></text:p>
        </text:list-item>
        <text:list-item>
          <text:p text:style-name="P128"><text:span text:style-name="T1">✅ </text:span><text:span text:style-name="Strong_20_Emphasis"><text:span text:style-name="T1">Presiona el botón de power</text:span></text:span><text:span text:style-name="T1"> 3-5 segundos (drena energía)</text:span></text:p>
        </text:list-item>
        <text:list-item>
          <text:p text:style-name="P128"><text:span text:style-name="T1">✅ </text:span><text:span text:style-name="Strong_20_Emphasis"><text:span text:style-name="T1">Usa pulsera antiestática</text:span></text:span><text:span text:style-name="T1"> o toca metal sin pintar</text:span></text:p>
        </text:list-item>
        <text:list-item>
          <text:p text:style-name="P128"><text:span text:style-name="T1">✅ </text:span><text:span text:style-name="Strong_20_Emphasis"><text:span text:style-name="T1">Superficie limpia y seca</text:span></text:span></text:p>
        </text:list-item>
        <text:list-item>
          <text:p text:style-name="P129"><text:span text:style-name="T1">✅ </text:span><text:span text:style-name="Strong_20_Emphasis"><text:span text:style-name="T1">Buena iluminación</text:span></text:span></text:p>
        </text:list-item>
      </text:list>
      <text:h text:style-name="P4" text:outline-level="3"><text:span text:style-name="Strong_20_Emphasis"><text:span text:style-name="T1">5.1 Apertura del HP ProDesk 600 G5 MT</text:span></text:span></text:h>
      <text:p text:style-name="P6"><text:span text:style-name="Strong_20_Emphasis"><text:span text:style-name="T1">Modelo Microtower (MT):</text:span></text:span></text:p>
      <text:list text:style-name="L32">
        <text:list-item>
          <text:p text:style-name="P130"><text:span text:style-name="Strong_20_Emphasis"><text:span text:style-name="T1">Coloca el equipo</text:span></text:span><text:span text:style-name="T1"> en posición horizontal sobre superficie plana</text:span></text:p>
          <text:list>
            <text:list-item>
              <text:p text:style-name="P130"><text:span text:style-name="Strong_20_Emphasis"><text:span text:style-name="T1">Lado derecho hacia arriba</text:span></text:span><text:span text:style-name="T1"> (vista desde el frente)</text:span></text:p>
            </text:list-item>
          </text:list>
        </text:list-item>
        <text:list-item>
          <text:p text:style-name="P130"><text:span text:style-name="Strong_20_Emphasis"><text:span text:style-name="T1">Localiza el pestillo de liberación</text:span></text:span><text:span text:style-name="T1">:</text:span></text:p>
          <text:list>
            <text:list-item>
              <text:p text:style-name="P47">Parte trasera del chasis</text:p>
            </text:list-item>
            <text:list-item>
              <text:p text:style-name="P47">Palanca azul o negra</text:p>
            </text:list-item>
          </text:list>
        </text:list-item>
        <text:list-item>
          <text:p text:style-name="P130"><text:span text:style-name="Strong_20_Emphasis"><text:span text:style-name="T1">Desliza el pestillo</text:span></text:span><text:span text:style-name="T1"> hacia la izquierda</text:span></text:p>
          <text:list>
            <text:list-item>
              <text:p text:style-name="P130"><text:span text:style-name="T1">Simultáneamente, </text:span><text:span text:style-name="Strong_20_Emphasis"><text:span text:style-name="T1">jala el panel lateral</text:span></text:span><text:span text:style-name="T1"> hacia atrás</text:span></text:p>
            </text:list-item>
            <text:list-item>
              <text:p text:style-name="P47">El panel se soltará </text:p>
              <text:p text:style-name="P47">www.cpuid.com</text:p>
            </text:list-item>
          </text:list>
        </text:list-item>
        <text:list-item>
          <text:p text:style-name="P130"><text:span text:style-name="Strong_20_Emphasis"><text:span text:style-name="T1">Retira el panel</text:span></text:span><text:span text:style-name="T1"> completamente</text:span></text:p>
          <text:list>
            <text:list-item>
              <text:p text:style-name="P47">Guárdalo en lugar seguro</text:p>
            </text:list-item>
          </text:list>
        </text:list-item>
        <text:list-item>
          <text:p text:style-name="P131"><text:span text:style-name="Strong_20_Emphasis"><text:span text:style-name="T1">Toca el chasis metálico</text:span></text:span><text:span text:style-name="T1"> antes de tocar componentes (ESD)</text:span></text:p>
        </text:list-item>
      </text:list>
      <text:h text:style-name="P4" text:outline-level="3"><text:span text:style-name="Strong_20_Emphasis"><text:span text:style-name="T1">5.2 Limpieza con aire comprimido </text:span></text:span><text:span text:style-name="Strong_20_Emphasis"><text:span text:style-name="T4">OJO!!!!!! SI no tenemos solo analizamos el paso</text:span></text:span></text:h>
      <text:p text:style-name="P7"><text:span text:style-name="Strong_20_Emphasis"><text:span text:style-name="T1">🎯 Zonas críticas a limpiar:</text:span></text:span></text:p>
      <text:p text:style-name="P6"><text:span text:style-name="Strong_20_Emphasis"><text:span text:style-name="T1">ORDEN DE LIMPIEZA:</text:span></text:span></text:p>
      <text:list text:style-name="L33">
        <text:list-item>
          <text:p text:style-name="P132"><text:span text:style-name="Strong_20_Emphasis"><text:span text:style-name="T1">Ventiladores</text:span></text:span><text:span text:style-name="T1"> (MÁS IMPORTANTE):</text:span></text:p>
          <text:list>
            <text:list-item>
              <text:p text:style-name="P132"><text:span text:style-name="Strong_20_Emphasis"><text:span text:style-name="T1">Ventilador del CPU</text:span></text:span><text:span text:style-name="T1"> (sobre el disipador)</text:span></text:p>
            </text:list-item>
            <text:list-item>
              <text:p text:style-name="P132"><text:span text:style-name="Strong_20_Emphasis"><text:span text:style-name="T1">Ventilador del chasis</text:span></text:span><text:span text:style-name="T1"> (frontal/trasero)</text:span></text:p>
            </text:list-item>
            <text:list-item>
              <text:p text:style-name="P132"><text:span text:style-name="Strong_20_Emphasis"><text:span text:style-name="T1">Ventilador de la fuente de poder</text:span></text:span><text:span text:style-name="T1"> (si es visible)</text:span></text:p>
            </text:list-item>
          </text:list>
          <text:p text:style-name="P132"><text:span text:style-name="Strong_20_Emphasis"><text:span text:style-name="T1">TÉCNICA CORRECTA:</text:span></text:span></text:p>
          <text:list text:continue-numbering="true">
            <text:list-item>
              <text:p text:style-name="P132"><text:span text:style-name="Strong_20_Emphasis"><text:span text:style-name="T1">Sujeta las aspas</text:span></text:span><text:span text:style-name="T1"> con un dedo para que NO giren</text:span></text:p>
            </text:list-item>
            <text:list-item>
              <text:p text:style-name="P48">Aplica aire comprimido en ráfagas cortas</text:p>
            </text:list-item>
            <text:list-item>
              <text:p text:style-name="P132"><text:span text:style-name="Strong_20_Emphasis"><text:span text:style-name="T1">NUNCA dejes que giren libremente</text:span></text:span><text:span text:style-name="T1"> (generan voltaje y pueden dañarse)</text:span></text:p>
            </text:list-item>
            <text:list-item>
              <text:p text:style-name="P48">Limpia entre las aspas</text:p>
            </text:list-item>
          </text:list>
        </text:list-item>
        <text:list-item>
          <text:p text:style-name="P132"><text:span text:style-name="Strong_20_Emphasis"><text:span text:style-name="T1">Disipador del CPU</text:span></text:span><text:span text:style-name="T1">:</text:span></text:p>
          <text:list>
            <text:list-item>
              <text:p text:style-name="P48">Apunta entre las aletas del disipador</text:p>
            </text:list-item>
            <text:list-item>
              <text:p text:style-name="P48">Limpia desde adentro hacia afuera</text:p>
            </text:list-item>
            <text:list-item>
              <text:p text:style-name="P48">Repite desde diferentes ángulos</text:p>
            </text:list-item>
          </text:list>
        </text:list-item>
        <text:list-item>
          <text:p text:style-name="P132"><text:span text:style-name="Strong_20_Emphasis"><text:span text:style-name="T1">Fuente de poder</text:span></text:span><text:span text:style-name="T1">:</text:span></text:p>
          <text:list>
            <text:list-item>
              <text:p text:style-name="P48">Limpia la rejilla de ventilación</text:p>
            </text:list-item>
            <text:list-item>
              <text:p text:style-name="P48">No abras la fuente (alto voltaje incluso desconectada)</text:p>
            </text:list-item>
          </text:list>
        </text:list-item>
        <text:list-item>
          <text:p text:style-name="P132"><text:span text:style-name="Strong_20_Emphasis"><text:span text:style-name="T1">Ranuras de expansión y puertos</text:span></text:span><text:span text:style-name="T1">:</text:span></text:p>
          <text:list>
            <text:list-item>
              <text:p text:style-name="P48">PCIe slots</text:p>
            </text:list-item>
            <text:list-item>
              <text:p text:style-name="P48">Puertos USB traseros</text:p>
            </text:list-item>
            <text:list-item>
              <text:p text:style-name="P48"><text:soft-page-break/>Conectores de video</text:p>
            </text:list-item>
          </text:list>
        </text:list-item>
        <text:list-item>
          <text:p text:style-name="P132"><text:span text:style-name="Strong_20_Emphasis"><text:span text:style-name="T1">Rejillas de ventilación</text:span></text:span><text:span text:style-name="T1">:</text:span></text:p>
          <text:list>
            <text:list-item>
              <text:p text:style-name="P48">Frontales</text:p>
            </text:list-item>
            <text:list-item>
              <text:p text:style-name="P48">Traseras</text:p>
            </text:list-item>
            <text:list-item>
              <text:p text:style-name="P48">Laterales</text:p>
            </text:list-item>
          </text:list>
        </text:list-item>
        <text:list-item>
          <text:p text:style-name="P132"><text:span text:style-name="Strong_20_Emphasis"><text:span text:style-name="T1">Módulos de RAM</text:span></text:span><text:span text:style-name="T1">:</text:span></text:p>
          <text:list>
            <text:list-item>
              <text:p text:style-name="P48">Sopla suavemente sobre los módulos</text:p>
            </text:list-item>
            <text:list-item>
              <text:p text:style-name="P49">Limpia los conectores dorados si están sucios</text:p>
            </text:list-item>
          </text:list>
        </text:list-item>
      </text:list>
      <text:p text:style-name="P25"><text:s/><text:span text:style-name="T2">TÉCNICA CORRECTA:</text:span></text:p>
      <text:list text:style-name="L34">
        <text:list-item>
          <text:p text:style-name="P133"><text:span text:style-name="Strong_20_Emphasis"><text:span text:style-name="T1">Mantén la lata vertical</text:span></text:span><text:span text:style-name="T1"> (no la inclines)</text:span></text:p>
        </text:list-item>
        <text:list-item>
          <text:p text:style-name="P133"><text:span text:style-name="Strong_20_Emphasis"><text:span text:style-name="T1">Ráfagas cortas</text:span></text:span><text:span text:style-name="T1"> de 2-3 segundos</text:span></text:p>
        </text:list-item>
        <text:list-item>
          <text:p text:style-name="P133"><text:span text:style-name="Strong_20_Emphasis"><text:span text:style-name="T1">Distancia</text:span></text:span><text:span text:style-name="T1">: 5-10 cm de los componentes</text:span></text:p>
        </text:list-item>
        <text:list-item>
          <text:p text:style-name="P133"><text:span text:style-name="Strong_20_Emphasis"><text:span text:style-name="T1">No toques componentes</text:span></text:span><text:span text:style-name="T1"> con la boquilla</text:span></text:p>
        </text:list-item>
        <text:list-item>
          <text:p text:style-name="P134"><text:span text:style-name="Strong_20_Emphasis"><text:span text:style-name="T1">Si usas compresor</text:span></text:span><text:span text:style-name="T1">: Máximo 30 PSI, con trampa de humedad</text:span></text:p>
        </text:list-item>
      </text:list>
      <text:h text:style-name="P4" text:outline-level="3"><text:span text:style-name="Strong_20_Emphasis"><text:span text:style-name="T1">5.3 Limpieza profunda (si es necesario)</text:span></text:span></text:h>
      <text:p text:style-name="P6"><text:span text:style-name="Strong_20_Emphasis"><text:span text:style-name="T1">Para suciedad persistente:</text:span></text:span></text:p>
      <text:list text:style-name="L35">
        <text:list-item>
          <text:p text:style-name="P135"><text:span text:style-name="Strong_20_Emphasis"><text:span text:style-name="T1">Alcohol isopropílico 90%+</text:span></text:span><text:span text:style-name="T1">:</text:span></text:p>
          <text:list>
            <text:list-item>
              <text:p text:style-name="P50">Humedece un paño de microfibra (NO empapes)</text:p>
            </text:list-item>
            <text:list-item>
              <text:p text:style-name="P50">Limpia superficies metálicas del chasis</text:p>
            </text:list-item>
            <text:list-item>
              <text:p text:style-name="P50">Limpia conectores externos</text:p>
            </text:list-item>
          </text:list>
        </text:list-item>
        <text:list-item>
          <text:p text:style-name="P135"><text:span text:style-name="Strong_20_Emphasis"><text:span text:style-name="T1">Brocha antiestática</text:span></text:span><text:span text:style-name="T1">:</text:span></text:p>
          <text:list>
            <text:list-item>
              <text:p text:style-name="P50">Remueve polvo adherido en placas</text:p>
            </text:list-item>
            <text:list-item>
              <text:p text:style-name="P50">Pasa suavemente sobre PCB</text:p>
            </text:list-item>
          </text:list>
        </text:list-item>
        <text:list-item>
          <text:p text:style-name="P135"><text:span text:style-name="Strong_20_Emphasis"><text:span text:style-name="T1">Hisopos con alcohol</text:span></text:span><text:span text:style-name="T1">:</text:span></text:p>
          <text:list>
            <text:list-item>
              <text:p text:style-name="P50">Limpia esquinas difíciles</text:p>
            </text:list-item>
            <text:list-item>
              <text:p text:style-name="P51">Conectores pequeños</text:p>
            </text:list-item>
          </text:list>
        </text:list-item>
      </text:list>
      <text:p text:style-name="P6"><text:span text:style-name="Strong_20_Emphasis"><text:span text:style-name="T1">❌ NUNCA USES:</text:span></text:span></text:p>
      <text:list text:style-name="L36">
        <text:list-item>
          <text:p text:style-name="P52">Agua</text:p>
        </text:list-item>
        <text:list-item>
          <text:p text:style-name="P52">Limpiacristales</text:p>
        </text:list-item>
        <text:list-item>
          <text:p text:style-name="P52">Productos abrasivos</text:p>
        </text:list-item>
        <text:list-item>
          <text:p text:style-name="P53">Aspiradora doméstica (genera estática)</text:p>
        </text:list-item>
      </text:list>
      <text:p text:style-name="Horizontal_20_Line"/>
      <text:h text:style-name="P2" text:outline-level="2"><text:span text:style-name="Strong_20_Emphasis"><text:span text:style-name="T1">PASO 6: REEMPLAZO DE PASTA TÉRMICA</text:span></text:span></text:h>
      <text:h text:style-name="P4" text:outline-level="3"><text:span text:style-name="Strong_20_Emphasis"><text:span text:style-name="T1">6.1 Cuándo cambiar la pasta térmica</text:span></text:span></text:h>
      <text:p text:style-name="P6"><text:span text:style-name="Strong_20_Emphasis"><text:span text:style-name="T1">CAMBIA LA PASTA SI:</text:span></text:span></text:p>
      <text:list text:style-name="L37">
        <text:list-item>
          <text:p text:style-name="P54">✅ Temperaturas &gt; 80°C en carga</text:p>
        </text:list-item>
        <text:list-item>
          <text:p text:style-name="P136"><text:span text:style-name="T1">✅ El equipo tiene </text:span><text:span text:style-name="Strong_20_Emphasis"><text:span text:style-name="T1">más de 2-3 años</text:span></text:span><text:span text:style-name="T1"> sin mantenimiento</text:span></text:p>
        </text:list-item>
        <text:list-item>
          <text:p text:style-name="P136"><text:span text:style-name="T1">✅ La pasta anterior está </text:span><text:span text:style-name="Strong_20_Emphasis"><text:span text:style-name="T1">seca o agrietada</text:span></text:span></text:p>
        </text:list-item>
        <text:list-item>
          <text:p text:style-name="P54">✅ Removiste el disipador</text:p>
        </text:list-item>
        <text:list-item>
          <text:p text:style-name="P55"><text:soft-page-break/>✅ Prevención en mantenimiento preventivo</text:p>
        </text:list-item>
      </text:list>
      <text:h text:style-name="P4" text:outline-level="3"><text:span text:style-name="Strong_20_Emphasis"><text:span text:style-name="T1">6.2 Remoción del disipador (Fan-Sink)</text:span></text:span></text:h>
      <text:p text:style-name="P7"><text:span text:style-name="Strong_20_Emphasis"><text:span text:style-name="T1">HP ProDesk 600 G5 - Procedimiento:</text:span></text:span></text:p>
      <text:p text:style-name="P7"><text:span text:style-name="Strong_20_Emphasis"><text:span text:style-name="T1">⚠️ PRECAUCIÓN:</text:span></text:span><text:span text:style-name="T1"> El manual indica que el kit de repuesto del fan-sink incluye material térmico de reemplazo </text:span></text:p>
      <text:p text:style-name="P24">www.manualslib.com</text:p>
      <text:p text:style-name="P25">.</text:p>
      <text:list text:style-name="L38">
        <text:list-item>
          <text:p text:style-name="P137"><text:span text:style-name="Strong_20_Emphasis"><text:span text:style-name="T1">Desconecta el cable del ventilador</text:span></text:span><text:span text:style-name="T1">:</text:span></text:p>
          <text:list>
            <text:list-item>
              <text:p text:style-name="P56">Ubica el conector de 4 pines en la placa base</text:p>
            </text:list-item>
            <text:list-item>
              <text:p text:style-name="P56">Presiona la pestaña y jala suavemente hacia arriba</text:p>
            </text:list-item>
          </text:list>
        </text:list-item>
        <text:list-item>
          <text:p text:style-name="P137"><text:span text:style-name="Strong_20_Emphasis"><text:span text:style-name="T1">Retira cables que obstruyan</text:span></text:span><text:span text:style-name="T1">:</text:span></text:p>
          <text:list>
            <text:list-item>
              <text:p text:style-name="P56">Desconecta cables de poder y datos que pasen sobre el disipador</text:p>
            </text:list-item>
            <text:list-item>
              <text:p text:style-name="P56">Usa los clips de retención para apartarlos</text:p>
            </text:list-item>
          </text:list>
        </text:list-item>
        <text:list-item>
          <text:p text:style-name="P137"><text:span text:style-name="Strong_20_Emphasis"><text:span text:style-name="T1">Afloja los 4 tornillos Torx T-15</text:span></text:span><text:span text:style-name="T1">:</text:span></text:p>
          <text:list>
            <text:list-item>
              <text:p text:style-name="P137"><text:span text:style-name="T1">Son </text:span><text:span text:style-name="Strong_20_Emphasis"><text:span text:style-name="T1">tornillos cautivos</text:span></text:span><text:span text:style-name="T1"> (no salen completamente)</text:span></text:p>
            </text:list-item>
            <text:list-item>
              <text:p text:style-name="P138"><text:span text:style-name="Strong_20_Emphasis"><text:span text:style-name="T1">Afloja en patrón cruzado</text:span></text:span><text:span text:style-name="T1"> (diagonal): </text:span><text:span text:style-name="T3">No los quites solo aflójalos </text:span><text:span text:style-name="T1">libremente </text:span></text:p>
            </text:list-item>
          </text:list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1 → 3</text:p>
            <text:p text:style-name="Table_20_Contents">↓ <text:s text:c="2"/>↓</text:p>
            <text:p text:style-name="Table_20_Contents">4 → 2</text:p>
          </table:table-cell>
        </table:table-row>
      </table:table>
      <text:list text:continue-numbering="true" text:style-name="L38">
        <text:list-item>
          <text:list>
            <text:list-item>
              <text:p text:style-name="P138"><text:span text:style-name="T1"/></text:p>
            </text:list-item>
          </text:list>
        </text:list-item>
        <text:list-item>
          <text:p text:style-name="P137"><text:span text:style-name="Strong_20_Emphasis"><text:span text:style-name="T1">Remueve el disipador</text:span></text:span><text:span text:style-name="T1">:</text:span></text:p>
          <text:list>
            <text:list-item>
              <text:p text:style-name="P137"><text:span text:style-name="Strong_20_Emphasis"><text:span text:style-name="T1">Mueve suavemente de lado a lado</text:span></text:span><text:span text:style-name="T1"> (la pasta hace succión)</text:span></text:p>
            </text:list-item>
            <text:list-item>
              <text:p text:style-name="P137"><text:span text:style-name="Strong_20_Emphasis"><text:span text:style-name="T1">NUNCA jales verticalmente</text:span></text:span><text:span text:style-name="T1"> sin mover</text:span></text:p>
            </text:list-item>
            <text:list-item>
              <text:p text:style-name="P56">Levanta cuidadosamente cuando ceda</text:p>
            </text:list-item>
          </text:list>
        </text:list-item>
        <text:list-item>
          <text:p text:style-name="P138"><text:span text:style-name="Strong_20_Emphasis"><text:span text:style-name="T1">Limpia la pasta vieja</text:span></text:span><text:span text:style-name="T1">:</text:span></text:p>
        </text:list-item>
      </text:list>
      <text:p text:style-name="P6"><text:span text:style-name="Strong_20_Emphasis"><text:span text:style-name="T1">MATERIALES:</text:span></text:span></text:p>
      <text:list text:style-name="L39">
        <text:list-item>
          <text:p text:style-name="P57">Alcohol isopropílico 90%+</text:p>
        </text:list-item>
        <text:list-item>
          <text:p text:style-name="P57">Paño de microfibra sin pelusa</text:p>
        </text:list-item>
        <text:list-item>
          <text:p text:style-name="P58">Hisopos (opcional)</text:p>
        </text:list-item>
      </text:list>
      <text:p text:style-name="P6"><text:span text:style-name="Strong_20_Emphasis"><text:span text:style-name="T1">PROCEDIMIENTO:</text:span></text:span></text:p>
      <text:list text:style-name="L40">
        <text:list-item>
          <text:p text:style-name="P139"><text:span text:style-name="Strong_20_Emphasis"><text:span text:style-name="T1">Limpia la base del disipador</text:span></text:span><text:span text:style-name="T1">:</text:span></text:p>
          <text:list>
            <text:list-item>
              <text:p text:style-name="P59">Humedece el paño con alcohol</text:p>
            </text:list-item>
            <text:list-item>
              <text:p text:style-name="P139"><text:span text:style-name="T1">Limpia hasta que quede </text:span><text:span text:style-name="Strong_20_Emphasis"><text:span text:style-name="T1">brillante y sin residuos</text:span></text:span></text:p>
            </text:list-item>
            <text:list-item>
              <text:p text:style-name="P59">No debe quedar rastro de pasta gris</text:p>
            </text:list-item>
          </text:list>
        </text:list-item>
        <text:list-item>
          <text:p text:style-name="P139"><text:span text:style-name="Strong_20_Emphasis"><text:span text:style-name="T1">Limpia el procesador (IHS)</text:span></text:span><text:span text:style-name="T1">:</text:span></text:p>
          <text:list>
            <text:list-item>
              <text:p text:style-name="P59">Misma técnica</text:p>
            </text:list-item>
            <text:list-item>
              <text:p text:style-name="P139"><text:span text:style-name="Strong_20_Emphasis"><text:span text:style-name="T1">No apliques presión excesiva</text:span></text:span></text:p>
            </text:list-item>
            <text:list-item>
              <text:p text:style-name="P59">Verifica que no queden residuos en esquinas</text:p>
            </text:list-item>
          </text:list>
        </text:list-item>
        <text:list-item>
          <text:p text:style-name="P139"><text:span text:style-name="Strong_20_Emphasis"><text:span text:style-name="T1">Limpia los bordes del zócalo</text:span></text:span><text:span text:style-name="T1">:</text:span></text:p>
          <text:list>
            <text:list-item>
              <text:p text:style-name="P59">Si cayó pasta, retírala con hisopo</text:p>
            </text:list-item>
          </text:list>
        </text:list-item>
        <text:list-item>
          <text:p text:style-name="P140"><text:span text:style-name="Strong_20_Emphasis"><text:span text:style-name="T1">Verifica</text:span></text:span><text:span text:style-name="T1"> que ambas superficies estén </text:span><text:span text:style-name="Strong_20_Emphasis"><text:span text:style-name="T1">perfectamente limpias</text:span></text:span></text:p>
        </text:list-item>
      </text:list>
      <text:h text:style-name="P4" text:outline-level="3"><text:soft-page-break/><text:span text:style-name="Strong_20_Emphasis"><text:span text:style-name="T1">6.3 Aplicación de nueva pasta térmica</text:span></text:span></text:h>
      <text:p text:style-name="P7"><text:span text:style-name="Strong_20_Emphasis"><text:span text:style-name="T1">MÉTODOS DE APLICACIÓN:</text:span></text:span></text:p>
      <text:p text:style-name="P6"><text:span text:style-name="Strong_20_Emphasis"><text:span text:style-name="T1">MÉTODO RECOMENDADO (gota central):</text:span></text:span></text:p>
      <text:list text:style-name="L41">
        <text:list-item>
          <text:p text:style-name="P141"><text:span text:style-name="Strong_20_Emphasis"><text:span text:style-name="T1">Cantidad</text:span></text:span><text:span text:style-name="T1">:</text:span></text:p>
          <text:list>
            <text:list-item>
              <text:p text:style-name="P141"><text:span text:style-name="T1">Tamaño de </text:span><text:span text:style-name="Strong_20_Emphasis"><text:span text:style-name="T1">grano de arroz</text:span></text:span><text:span text:style-name="T1"> o </text:span><text:span text:style-name="Strong_20_Emphasis"><text:span text:style-name="T1">guisante pequeño</text:span></text:span></text:p>
            </text:list-item>
            <text:list-item>
              <text:p text:style-name="P141"><text:span text:style-name="Strong_20_Emphasis"><text:span text:style-name="T1">~3-4mm de diámetro</text:span></text:span></text:p>
            </text:list-item>
            <text:list-item>
              <text:p text:style-name="P141"><text:span text:style-name="Strong_20_Emphasis"><text:span text:style-name="T1">NO exceder</text:span></text:span><text:span text:style-name="T1"> (el exceso puede causar cortocircuitos)</text:span></text:p>
            </text:list-item>
          </text:list>
        </text:list-item>
        <text:list-item>
          <text:p text:style-name="P141"><text:span text:style-name="Strong_20_Emphasis"><text:span text:style-name="T1">Aplicación</text:span></text:span><text:span text:style-name="T1">:</text:span></text:p>
          <text:list>
            <text:list-item>
              <text:p text:style-name="P141"><text:span text:style-name="T1">Coloca la gota en el </text:span><text:span text:style-name="Strong_20_Emphasis"><text:span text:style-name="T1">centro exacto</text:span></text:span><text:span text:style-name="T1"> del IHS del CPU</text:span></text:p>
            </text:list-item>
            <text:list-item>
              <text:p text:style-name="P141"><text:span text:style-name="Strong_20_Emphasis"><text:span text:style-name="T1">No la esparzas</text:span></text:span><text:span text:style-name="T1"> con los dedos</text:span></text:p>
            </text:list-item>
            <text:list-item>
              <text:p text:style-name="P60">El disipador la distribuirá uniformemente</text:p>
            </text:list-item>
          </text:list>
        </text:list-item>
      </text:list>
      <text:p text:style-name="P6"><text:span text:style-name="Strong_20_Emphasis"><text:span text:style-name="T1">MÉTODO ALTERNATIVO (espátula):</text:span></text:span></text:p>
      <text:list text:style-name="L42">
        <text:list-item>
          <text:p text:style-name="P61">Solo si la pasta es muy espesa</text:p>
        </text:list-item>
        <text:list-item>
          <text:p text:style-name="P61">Usa la espátula incluida</text:p>
        </text:list-item>
        <text:list-item>
          <text:p text:style-name="P142"><text:span text:style-name="T1">Aplica capa </text:span><text:span text:style-name="Strong_20_Emphasis"><text:span text:style-name="T1">muy delgada y uniforme</text:span></text:span></text:p>
        </text:list-item>
        <text:list-item>
          <text:p text:style-name="P143"><text:span text:style-name="Strong_20_Emphasis"><text:span text:style-name="T1">Cubre todo el IHS</text:span></text:span><text:span text:style-name="T1"> sin excesos</text:span></text:p>
        </text:list-item>
      </text:list>
      <text:p text:style-name="P6"><text:span text:style-name="Strong_20_Emphasis"><text:span text:style-name="T1">⚠️ ERRORES COMUNES:</text:span></text:span></text:p>
      <text:list text:style-name="L43">
        <text:list-item>
          <text:p text:style-name="P144"><text:span text:style-name="T1">❌ </text:span><text:span text:style-name="Strong_20_Emphasis"><text:span text:style-name="T1">Demasiada pasta</text:span></text:span><text:span text:style-name="T1">: Puede salirse y dañar componentes</text:span></text:p>
        </text:list-item>
        <text:list-item>
          <text:p text:style-name="P144"><text:span text:style-name="T1">❌ </text:span><text:span text:style-name="Strong_20_Emphasis"><text:span text:style-name="T1">Muy poca pasta</text:span></text:span><text:span text:style-name="T1">: No cubre toda la superficie</text:span></text:p>
        </text:list-item>
        <text:list-item>
          <text:p text:style-name="P144"><text:span text:style-name="T1">❌ </text:span><text:span text:style-name="Strong_20_Emphasis"><text:span text:style-name="T1">Esparcir con el dedo</text:span></text:span><text:span text:style-name="T1">: Introduce impurezas</text:span></text:p>
        </text:list-item>
        <text:list-item>
          <text:p text:style-name="P145"><text:span text:style-name="T1">❌ </text:span><text:span text:style-name="Strong_20_Emphasis"><text:span text:style-name="T1">Múltiples capas</text:span></text:span><text:span text:style-name="T1">: Solo debe haber UNA capa</text:span></text:p>
        </text:list-item>
      </text:list>
      <text:h text:style-name="P4" text:outline-level="3"><text:span text:style-name="Strong_20_Emphasis"><text:span text:style-name="T1">6.4 Reinstalación del disipador</text:span></text:span></text:h>
      <text:list text:style-name="L44">
        <text:list-item>
          <text:p text:style-name="P146"><text:span text:style-name="Strong_20_Emphasis"><text:span text:style-name="T1">Alinea el disipador</text:span></text:span><text:span text:style-name="T1">:</text:span></text:p>
          <text:list>
            <text:list-item>
              <text:p text:style-name="P62">Los tornillos deben coincidir con los agujeros</text:p>
            </text:list-item>
            <text:list-item>
              <text:p text:style-name="P146"><text:span text:style-name="Strong_20_Emphasis"><text:span text:style-name="T1">Asegura la orientación correcta</text:span></text:span></text:p>
            </text:list-item>
          </text:list>
        </text:list-item>
        <text:list-item>
          <text:p text:style-name="P146"><text:span text:style-name="Strong_20_Emphasis"><text:span text:style-name="T1">Coloca el disipador</text:span></text:span><text:span text:style-name="T1">:</text:span></text:p>
          <text:list>
            <text:list-item>
              <text:p text:style-name="P146"><text:span text:style-name="Strong_20_Emphasis"><text:span text:style-name="T1">Bájalo verticalmente</text:span></text:span><text:span text:style-name="T1"> sobre el CPU</text:span></text:p>
            </text:list-item>
            <text:list-item>
              <text:p text:style-name="P146"><text:span text:style-name="Strong_20_Emphasis"><text:span text:style-name="T1">No lo deslices</text:span></text:span><text:span text:style-name="T1"> (puede mover la pasta)</text:span></text:p>
            </text:list-item>
          </text:list>
        </text:list-item>
        <text:list-item>
          <text:p text:style-name="P146"><text:span text:style-name="Strong_20_Emphasis"><text:span text:style-name="T1">Aprieta los tornillos</text:span></text:span><text:span text:style-name="T1">:</text:span></text:p>
          <text:list>
            <text:list-item>
              <text:p text:style-name="P147"><text:span text:style-name="Strong_20_Emphasis"><text:span text:style-name="T1">Patrón cruzado</text:span></text:span><text:span text:style-name="T1"> (diagonal):</text:span></text:p>
              <text:list>
                <text:list-item>
                  <text:p text:style-name="P62">1 vuelta en el tornillo 1</text:p>
                </text:list-item>
                <text:list-item>
                  <text:p text:style-name="P62">1 vuelta en el tornillo 3</text:p>
                </text:list-item>
                <text:list-item>
                  <text:p text:style-name="P62">1 vuelta en el tornillo 2</text:p>
                </text:list-item>
                <text:list-item>
                  <text:p text:style-name="P62">1 vuelta en el tornillo 4</text:p>
                </text:list-item>
                <text:list-item>
                  <text:p text:style-name="P62">Repite hasta que estén firmes</text:p>
                </text:list-item>
              </text:list>
            </text:list-item>
            <text:list-item>
              <text:p text:style-name="P146"><text:span text:style-name="Strong_20_Emphasis"><text:span text:style-name="T1">NO aprietes en exceso</text:span></text:span><text:span text:style-name="T1">:</text:span></text:p>
              <text:list>
                <text:list-item>
                  <text:p text:style-name="P62">Deben estar firmes pero no forzados</text:p>
                </text:list-item>
                <text:list-item>
                  <text:p text:style-name="P62">Los tornillos tienen tope</text:p>
                </text:list-item>
              </text:list>
            </text:list-item>
          </text:list>
        </text:list-item>
        <text:list-item>
          <text:p text:style-name="P146"><text:span text:style-name="Strong_20_Emphasis"><text:span text:style-name="T1">Conecta el cable del ventilador</text:span></text:span><text:span text:style-name="T1">:</text:span></text:p>
          <text:list>
            <text:list-item>
              <text:p text:style-name="P62">Alinea la ranura del conector</text:p>
            </text:list-item>
            <text:list-item>
              <text:p text:style-name="P62">Presiona hasta escuchar "click"</text:p>
            </text:list-item>
          </text:list>
        </text:list-item>
        <text:list-item>
          <text:p text:style-name="P146"><text:soft-page-break/><text:span text:style-name="Strong_20_Emphasis"><text:span text:style-name="T1">Reorganiza cables</text:span></text:span><text:span text:style-name="T1">:</text:span></text:p>
          <text:list>
            <text:list-item>
              <text:p text:style-name="P62">Usa los clips de retención</text:p>
            </text:list-item>
            <text:list-item>
              <text:p text:style-name="P63">Asegura que no obstruyan el flujo de aire</text:p>
            </text:list-item>
          </text:list>
        </text:list-item>
      </text:list>
      <text:p text:style-name="Horizontal_20_Line"/>
      <text:h text:style-name="P2" text:outline-level="2"><text:span text:style-name="T1">🔍 </text:span><text:span text:style-name="Strong_20_Emphasis"><text:span text:style-name="T1">PASO 7: VERIFICACIÓN DE COMPONENTES</text:span></text:span></text:h>
      <text:h text:style-name="P4" text:outline-level="3"><text:span text:style-name="Strong_20_Emphasis"><text:span text:style-name="T1">7.1 Inspección visual completa</text:span></text:span></text:h>
      <text:p text:style-name="P6"><text:span text:style-name="Strong_20_Emphasis"><text:span text:style-name="T1">PLACA BASE:</text:span></text:span></text:p>
      <text:list text:style-name="L45">
        <text:list-item>
          <text:p text:style-name="P148"><text:span text:style-name="Strong_20_Emphasis"><text:span text:style-name="T1">Condensadores</text:span></text:span><text:span text:style-name="T1">:</text:span></text:p>
          <text:list>
            <text:list-item>
              <text:p text:style-name="P148"><text:span text:style-name="T1">Busca </text:span><text:span text:style-name="Strong_20_Emphasis"><text:span text:style-name="T1">hinchazón</text:span></text:span><text:span text:style-name="T1"> en la parte superior</text:span></text:p>
            </text:list-item>
            <text:list-item>
              <text:p text:style-name="P148"><text:span text:style-name="Strong_20_Emphasis"><text:span text:style-name="T1">Fugas de líquido</text:span></text:span><text:span text:style-name="T1"> (residuos marrones/blancos)</text:span></text:p>
            </text:list-item>
            <text:list-item>
              <text:p text:style-name="P148"><text:span text:style-name="T1">Deben estar </text:span><text:span text:style-name="Strong_20_Emphasis"><text:span text:style-name="T1">planos y limpios</text:span></text:span></text:p>
            </text:list-item>
          </text:list>
        </text:list-item>
        <text:list-item>
          <text:p text:style-name="P148"><text:span text:style-name="Strong_20_Emphasis"><text:span text:style-name="T1">Circuitos integrados</text:span></text:span><text:span text:style-name="T1">:</text:span></text:p>
          <text:list>
            <text:list-item>
              <text:p text:style-name="P148"><text:span text:style-name="Strong_20_Emphasis"><text:span text:style-name="T1">Quemaduras</text:span></text:span><text:span text:style-name="T1"> o marcas oscuras</text:span></text:p>
            </text:list-item>
            <text:list-item>
              <text:p text:style-name="P148"><text:span text:style-name="Strong_20_Emphasis"><text:span text:style-name="T1">Grietas</text:span></text:span><text:span text:style-name="T1"> en el encapsulado</text:span></text:p>
            </text:list-item>
            <text:list-item>
              <text:p text:style-name="P148"><text:span text:style-name="Strong_20_Emphasis"><text:span text:style-name="T1">Pines doblados</text:span></text:span><text:span text:style-name="T1"> o rotos</text:span></text:p>
            </text:list-item>
          </text:list>
        </text:list-item>
        <text:list-item>
          <text:p text:style-name="P148"><text:span text:style-name="Strong_20_Emphasis"><text:span text:style-name="T1">Slots de expansión</text:span></text:span><text:span text:style-name="T1"> (PCIe):</text:span></text:p>
          <text:list>
            <text:list-item>
              <text:p text:style-name="P148"><text:span text:style-name="Strong_20_Emphasis"><text:span text:style-name="T1">Pines limpios</text:span></text:span><text:span text:style-name="T1"> y rectos</text:span></text:p>
            </text:list-item>
            <text:list-item>
              <text:p text:style-name="P64">Sin polvo acumulado</text:p>
            </text:list-item>
            <text:list-item>
              <text:p text:style-name="P64">Pestañas de retención funcionales</text:p>
            </text:list-item>
          </text:list>
        </text:list-item>
        <text:list-item>
          <text:p text:style-name="P148"><text:span text:style-name="Strong_20_Emphasis"><text:span text:style-name="T1">Conectores de poder</text:span></text:span><text:span text:style-name="T1">:</text:span></text:p>
          <text:list>
            <text:list-item>
              <text:p text:style-name="P148"><text:span text:style-name="Strong_20_Emphasis"><text:span text:style-name="T1">24-pin ATX</text:span></text:span><text:span text:style-name="T1">: Bien asentado</text:span></text:p>
            </text:list-item>
            <text:list-item>
              <text:p text:style-name="P148"><text:span text:style-name="Strong_20_Emphasis"><text:span text:style-name="T1">8-pin CPU</text:span></text:span><text:span text:style-name="T1">: Bien asentado</text:span></text:p>
            </text:list-item>
            <text:list-item>
              <text:p text:style-name="P65">Sin pines quemados</text:p>
            </text:list-item>
          </text:list>
        </text:list-item>
      </text:list>
      <text:p text:style-name="P6"><text:span text:style-name="Strong_20_Emphasis"><text:span text:style-name="T1">MEMORIA RAM:</text:span></text:span></text:p>
      <text:list text:style-name="L46">
        <text:list-item>
          <text:p text:style-name="P149"><text:span text:style-name="Strong_20_Emphasis"><text:span text:style-name="T1">Módulos</text:span></text:span><text:span text:style-name="T1">:</text:span></text:p>
          <text:list>
            <text:list-item>
              <text:p text:style-name="P149"><text:span text:style-name="Strong_20_Emphasis"><text:span text:style-name="T1">Bien asentados</text:span></text:span><text:span text:style-name="T1"> en los slots</text:span></text:p>
            </text:list-item>
            <text:list-item>
              <text:p text:style-name="P149"><text:span text:style-name="Strong_20_Emphasis"><text:span text:style-name="T1">Clips de retención</text:span></text:span><text:span text:style-name="T1"> cerrados</text:span></text:p>
            </text:list-item>
            <text:list-item>
              <text:p text:style-name="P149"><text:span text:style-name="Strong_20_Emphasis"><text:span text:style-name="T1">Sin óxido</text:span></text:span><text:span text:style-name="T1"> en contactos dorados</text:span></text:p>
            </text:list-item>
          </text:list>
        </text:list-item>
        <text:list-item>
          <text:p text:style-name="P149"><text:span text:style-name="Strong_20_Emphasis"><text:span text:style-name="T1">Limpieza de contactos</text:span></text:span><text:span text:style-name="T1"> (si es necesario):</text:span></text:p>
          <text:list>
            <text:list-item>
              <text:p text:style-name="P66">Remueve el módulo (presiona clips hacia afuera)</text:p>
            </text:list-item>
            <text:list-item>
              <text:p text:style-name="P149"><text:span text:style-name="T1">Limpia con </text:span><text:span text:style-name="Strong_20_Emphasis"><text:span text:style-name="T1">goma de borrar blanca</text:span></text:span><text:span text:style-name="T1"> (suavemente)</text:span></text:p>
            </text:list-item>
            <text:list-item>
              <text:p text:style-name="P66">Limpia residuos con alcohol isopropílico</text:p>
            </text:list-item>
            <text:list-item>
              <text:p text:style-name="P150"><text:span text:style-name="Strong_20_Emphasis"><text:span text:style-name="T1">Seca completamente</text:span></text:span><text:span text:style-name="T1"> antes de reinstalar</text:span></text:p>
            </text:list-item>
          </text:list>
        </text:list-item>
      </text:list>
      <text:p text:style-name="P6"><text:span text:style-name="Strong_20_Emphasis"><text:span text:style-name="T1">DISCOS DUROS/SSD:</text:span></text:span></text:p>
      <text:list text:style-name="L47">
        <text:list-item>
          <text:p text:style-name="P151"><text:span text:style-name="Strong_20_Emphasis"><text:span text:style-name="T1">Conexiones</text:span></text:span><text:span text:style-name="T1">:</text:span></text:p>
          <text:list>
            <text:list-item>
              <text:p text:style-name="P151"><text:span text:style-name="Strong_20_Emphasis"><text:span text:style-name="T1">Cable SATA</text:span></text:span><text:span text:style-name="T1"> bien conectado (placa y disco)</text:span></text:p>
            </text:list-item>
            <text:list-item>
              <text:p text:style-name="P151"><text:span text:style-name="Strong_20_Emphasis"><text:span text:style-name="T1">Cable de poder</text:span></text:span><text:span text:style-name="T1"> bien conectado</text:span></text:p>
            </text:list-item>
            <text:list-item>
              <text:p text:style-name="P151"><text:span text:style-name="Strong_20_Emphasis"><text:span text:style-name="T1">Sin cables dañados</text:span></text:span><text:span text:style-name="T1"> o doblados</text:span></text:p>
            </text:list-item>
          </text:list>
        </text:list-item>
        <text:list-item>
          <text:p text:style-name="P151"><text:span text:style-name="Strong_20_Emphasis"><text:span text:style-name="T1">Estado físico</text:span></text:span><text:span text:style-name="T1">:</text:span></text:p>
          <text:list>
            <text:list-item>
              <text:p text:style-name="P151"><text:span text:style-name="Strong_20_Emphasis"><text:span text:style-name="T1">Sin golpes</text:span></text:span><text:span text:style-name="T1"> o abolladuras</text:span></text:p>
            </text:list-item>
            <text:list-item>
              <text:p text:style-name="P151"><text:soft-page-break/><text:span text:style-name="Strong_20_Emphasis"><text:span text:style-name="T1">PCB limpio</text:span></text:span><text:span text:style-name="T1"> (parte inferior)</text:span></text:p>
            </text:list-item>
            <text:list-item>
              <text:p text:style-name="P151"><text:span text:style-name="Strong_20_Emphasis"><text:span text:style-name="T1">Conectores sin óxido</text:span></text:span></text:p>
            </text:list-item>
          </text:list>
        </text:list-item>
        <text:list-item>
          <text:p text:style-name="P151"><text:span text:style-name="Strong_20_Emphasis"><text:span text:style-name="T1">Montaje</text:span></text:span><text:span text:style-name="T1">:</text:span></text:p>
          <text:list>
            <text:list-item>
              <text:p text:style-name="P151"><text:span text:style-name="Strong_20_Emphasis"><text:span text:style-name="T1">Tornillos firmes</text:span></text:span><text:span text:style-name="T1"> (no excesivamente apretados)</text:span></text:p>
            </text:list-item>
            <text:list-item>
              <text:p text:style-name="P152"><text:span text:style-name="Strong_20_Emphasis"><text:span text:style-name="T1">Bandejas de montaje</text:span></text:span><text:span text:style-name="T1"> en buen estado</text:span></text:p>
            </text:list-item>
          </text:list>
        </text:list-item>
      </text:list>
      <text:p text:style-name="P6"><text:span text:style-name="Strong_20_Emphasis"><text:span text:style-name="T1">FUENTE DE PODER:</text:span></text:span></text:p>
      <text:list text:style-name="L48">
        <text:list-item>
          <text:p text:style-name="P153"><text:span text:style-name="Strong_20_Emphasis"><text:span text:style-name="T1">Externo</text:span></text:span><text:span text:style-name="T1">:</text:span></text:p>
          <text:list>
            <text:list-item>
              <text:p text:style-name="P153"><text:span text:style-name="Strong_20_Emphasis"><text:span text:style-name="T1">Rejilla de ventilación</text:span></text:span><text:span text:style-name="T1"> limpia</text:span></text:p>
            </text:list-item>
            <text:list-item>
              <text:p text:style-name="P153"><text:span text:style-name="Strong_20_Emphasis"><text:span text:style-name="T1">Sin ruidos</text:span></text:span><text:span text:style-name="T1"> anormales (al encender)</text:span></text:p>
            </text:list-item>
            <text:list-item>
              <text:p text:style-name="P153"><text:span text:style-name="Strong_20_Emphasis"><text:span text:style-name="T1">Cable de poder</text:span></text:span><text:span text:style-name="T1"> en buen estado</text:span></text:p>
            </text:list-item>
          </text:list>
        </text:list-item>
        <text:list-item>
          <text:p text:style-name="P153"><text:span text:style-name="Strong_20_Emphasis"><text:span text:style-name="T1">Cables</text:span></text:span><text:span text:style-name="T1">:</text:span></text:p>
          <text:list>
            <text:list-item>
              <text:p text:style-name="P153"><text:span text:style-name="Strong_20_Emphasis"><text:span text:style-name="T1">Sin peladuras</text:span></text:span><text:span text:style-name="T1"> o cortes</text:span></text:p>
            </text:list-item>
            <text:list-item>
              <text:p text:style-name="P153"><text:span text:style-name="Strong_20_Emphasis"><text:span text:style-name="T1">Conectores limpios</text:span></text:span></text:p>
            </text:list-item>
            <text:list-item>
              <text:p text:style-name="P154"><text:span text:style-name="Strong_20_Emphasis"><text:span text:style-name="T1">Sin pines doblados</text:span></text:span></text:p>
            </text:list-item>
          </text:list>
        </text:list-item>
      </text:list>
      <text:p text:style-name="P6"><text:span text:style-name="Strong_20_Emphasis"><text:span text:style-name="T1">VENTILADORES:</text:span></text:span></text:p>
      <text:list text:style-name="L49">
        <text:list-item>
          <text:p text:style-name="P155"><text:span text:style-name="Strong_20_Emphasis"><text:span text:style-name="T1">CPU Fan</text:span></text:span><text:span text:style-name="T1">:</text:span></text:p>
          <text:list>
            <text:list-item>
              <text:p text:style-name="P155"><text:span text:style-name="Strong_20_Emphasis"><text:span text:style-name="T1">Gira libremente</text:span></text:span><text:span text:style-name="T1"> (sin desconectar)</text:span></text:p>
            </text:list-item>
            <text:list-item>
              <text:p text:style-name="P155"><text:span text:style-name="Strong_20_Emphasis"><text:span text:style-name="T1">Sin ruidos</text:span></text:span><text:span text:style-name="T1"> de rodamiento</text:span></text:p>
            </text:list-item>
            <text:list-item>
              <text:p text:style-name="P155"><text:span text:style-name="Strong_20_Emphasis"><text:span text:style-name="T1">Cable en buen estado</text:span></text:span></text:p>
            </text:list-item>
          </text:list>
        </text:list-item>
        <text:list-item>
          <text:p text:style-name="P155"><text:span text:style-name="Strong_20_Emphasis"><text:span text:style-name="T1">Chassis Fans</text:span></text:span><text:span text:style-name="T1">:</text:span></text:p>
          <text:list>
            <text:list-item>
              <text:p text:style-name="P67">Mismas verificaciones</text:p>
            </text:list-item>
            <text:list-item>
              <text:p text:style-name="P156"><text:span text:style-name="Strong_20_Emphasis"><text:span text:style-name="T1">Flujo de aire correcto</text:span></text:span><text:span text:style-name="T1"> (entrada/salida)</text:span></text:p>
            </text:list-item>
          </text:list>
        </text:list-item>
      </text:list>
      <text:h text:style-name="P4" text:outline-level="3"><text:span text:style-name="Strong_20_Emphasis"><text:span text:style-name="T1">7.2 Pruebas de funcionamiento</text:span></text:span></text:h>
      <text:p text:style-name="P6"><text:span text:style-name="Strong_20_Emphasis"><text:span text:style-name="T1">PRIMER ENCENDIDO POST-MANTENIMIENTO:</text:span></text:span></text:p>
      <text:list text:style-name="L50">
        <text:list-item>
          <text:p text:style-name="P157"><text:span text:style-name="Strong_20_Emphasis"><text:span text:style-name="T1">Antes de cerrar:</text:span></text:span></text:p>
          <text:list>
            <text:list-item>
              <text:p text:style-name="P157"><text:span text:style-name="Strong_20_Emphasis"><text:span text:style-name="T1">NO coloques el panel lateral aún</text:span></text:span></text:p>
            </text:list-item>
            <text:list-item>
              <text:p text:style-name="P68">Verifica que todo esté conectado</text:p>
            </text:list-item>
          </text:list>
        </text:list-item>
        <text:list-item>
          <text:p text:style-name="P157"><text:span text:style-name="Strong_20_Emphasis"><text:span text:style-name="T1">Conecta solo:</text:span></text:span></text:p>
          <text:list>
            <text:list-item>
              <text:p text:style-name="P68">Cable de poder</text:p>
            </text:list-item>
            <text:list-item>
              <text:p text:style-name="P68">Monitor</text:p>
            </text:list-item>
            <text:list-item>
              <text:p text:style-name="P68">Teclado</text:p>
            </text:list-item>
          </text:list>
        </text:list-item>
        <text:list-item>
          <text:p text:style-name="P157"><text:span text:style-name="Strong_20_Emphasis"><text:span text:style-name="T1">Enciende el equipo</text:span></text:span><text:span text:style-name="T1">:</text:span></text:p>
          <text:list>
            <text:list-item>
              <text:p text:style-name="P157"><text:span text:style-name="Strong_20_Emphasis"><text:span text:style-name="T1">Escucha</text:span></text:span><text:span text:style-name="T1">: Ventiladores deben girar suavemente</text:span></text:p>
            </text:list-item>
            <text:list-item>
              <text:p text:style-name="P157"><text:span text:style-name="Strong_20_Emphasis"><text:span text:style-name="T1">Observa</text:span></text:span><text:span text:style-name="T1">: Todos los ventiladores deben girar</text:span></text:p>
            </text:list-item>
            <text:list-item>
              <text:p text:style-name="P157"><text:span text:style-name="Strong_20_Emphasis"><text:span text:style-name="T1">Verifica</text:span></text:span><text:span text:style-name="T1">: No debe haber pitidos de error</text:span></text:p>
            </text:list-item>
          </text:list>
        </text:list-item>
        <text:list-item>
          <text:p text:style-name="P157"><text:span text:style-name="Strong_20_Emphasis"><text:span text:style-name="T1">Accede al BIOS</text:span></text:span><text:span text:style-name="T1"> (F10 al arrancar):</text:span></text:p>
          <text:list>
            <text:list-item>
              <text:p text:style-name="P157"><text:span text:style-name="Strong_20_Emphasis"><text:span text:style-name="T1">Verifica temperaturas</text:span></text:span><text:span text:style-name="T1">:</text:span></text:p>
              <text:list>
                <text:list-item>
                  <text:p text:style-name="P68">CPU: 30-45°C (idle)</text:p>
                </text:list-item>
                <text:list-item>
                  <text:p text:style-name="P68">Sistema: 30-40°C</text:p>
                </text:list-item>
              </text:list>
            </text:list-item>
            <text:list-item>
              <text:p text:style-name="P157"><text:span text:style-name="Strong_20_Emphasis"><text:span text:style-name="T1">Verifica ventiladores</text:span></text:span><text:span text:style-name="T1">:</text:span></text:p>
              <text:list>
                <text:list-item>
                  <text:p text:style-name="P68">CPU Fan: 800-1500 RPM (debe mostrar valor, no "N/A")</text:p>
                </text:list-item>
              </text:list>
            </text:list-item>
            <text:list-item>
              <text:p text:style-name="P159"><text:span text:style-name="Strong_20_Emphasis"><text:span text:style-name="T1">Verifica que detecte</text:span></text:span><text:span text:style-name="T1">:</text:span></text:p>
            </text:list-item>
            <text:list-item>
              <text:p text:style-name="P159"><text:soft-page-break/><text:span text:style-name="T1">Todos los discos duros</text:span></text:p>
              <text:list>
                <text:list-item>
                  <text:p text:style-name="P68">Toda la RAM instalada</text:p>
                </text:list-item>
              </text:list>
            </text:list-item>
          </text:list>
        </text:list-item>
        <text:list-item>
          <text:p text:style-name="P158"><text:span text:style-name="Strong_20_Emphasis"><text:span text:style-name="T1">Guarda y sale</text:span></text:span><text:span text:style-name="T1"> (F10 → Save &amp; Exit)</text:span></text:p>
        </text:list-item>
      </text:list>
      <text:h text:style-name="P4" text:outline-level="3"><text:span text:style-name="Strong_20_Emphasis"><text:span text:style-name="T1">7.3 Prueba de estrés (opcional pero recomendado)</text:span></text:span></text:h>
      <text:p text:style-name="P6"><text:span text:style-name="Strong_20_Emphasis"><text:span text:style-name="T1">Desde Sergei Strelec:</text:span></text:span></text:p>
      <text:list text:style-name="L51">
        <text:list-item>
          <text:p text:style-name="P160"><text:span text:style-name="Strong_20_Emphasis"><text:span text:style-name="T1">Ejecuta CPU-Z</text:span></text:span><text:span text:style-name="T1"> nuevamente</text:span></text:p>
        </text:list-item>
        <text:list-item>
          <text:p text:style-name="P160"><text:span text:style-name="Strong_20_Emphasis"><text:span text:style-name="T1">Verifica temperaturas</text:span></text:span><text:span text:style-name="T1"> en HWInfo64</text:span></text:p>
        </text:list-item>
        <text:list-item>
          <text:p text:style-name="P160"><text:span text:style-name="Strong_20_Emphasis"><text:span text:style-name="T1">Ejecuta Prime95</text:span></text:span><text:span text:style-name="T1"> o </text:span><text:span text:style-name="Strong_20_Emphasis"><text:span text:style-name="T1">AIDA64</text:span></text:span><text:span text:style-name="T1"> (si están disponibles):</text:span></text:p>
          <text:list>
            <text:list-item>
              <text:p text:style-name="P160"><text:span text:style-name="Strong_20_Emphasis"><text:span text:style-name="T1">Duración</text:span></text:span><text:span text:style-name="T1">: 5-10 minutos</text:span></text:p>
            </text:list-item>
            <text:list-item>
              <text:p text:style-name="P160"><text:span text:style-name="Strong_20_Emphasis"><text:span text:style-name="T1">Monitorea temperaturas</text:span></text:span><text:span text:style-name="T1">:</text:span></text:p>
              <text:list>
                <text:list-item>
                  <text:p text:style-name="P69">Máximo aceptable: 85°C</text:p>
                </text:list-item>
                <text:list-item>
                  <text:p text:style-name="P69">Ideal: &lt; 75°C</text:p>
                </text:list-item>
              </text:list>
            </text:list-item>
            <text:list-item>
              <text:p text:style-name="P160"><text:span text:style-name="Strong_20_Emphasis"><text:span text:style-name="T1">Verifica estabilidad</text:span></text:span><text:span text:style-name="T1">:</text:span></text:p>
              <text:list>
                <text:list-item>
                  <text:p text:style-name="P69">No debe haber pantallazos azules</text:p>
                </text:list-item>
                <text:list-item>
                  <text:p text:style-name="P70">No debe apagarse</text:p>
                </text:list-item>
              </text:list>
            </text:list-item>
          </text:list>
        </text:list-item>
      </text:list>
      <text:p text:style-name="P6"><text:span text:style-name="Strong_20_Emphasis"><text:span text:style-name="T1">📊 REGISTRA:</text:span></text:span></text:p>
      <text:list text:style-name="L52">
        <text:list-item>
          <text:p text:style-name="P161"><text:span text:style-name="T1">Temperatura </text:span><text:span text:style-name="Strong_20_Emphasis"><text:span text:style-name="T1">idle</text:span></text:span><text:span text:style-name="T1"> (sin carga)</text:span></text:p>
        </text:list-item>
        <text:list-item>
          <text:p text:style-name="P161"><text:span text:style-name="T1">Temperatura </text:span><text:span text:style-name="Strong_20_Emphasis"><text:span text:style-name="T1">máxima</text:span></text:span><text:span text:style-name="T1"> (bajo carga)</text:span></text:p>
        </text:list-item>
        <text:list-item>
          <text:p text:style-name="P162"><text:span text:style-name="Strong_20_Emphasis"><text:span text:style-name="T1">Diferencia</text:span></text:span><text:span text:style-name="T1">: Debe ser 20-40°C</text:span></text:p>
        </text:list-item>
      </text:list>
      <text:p text:style-name="Horizontal_20_Line"/>
      <text:h text:style-name="P2" text:outline-level="2"><text:span text:style-name="T1">📝 </text:span><text:span text:style-name="Strong_20_Emphasis"><text:span text:style-name="T1">PASO 8: INFORME DE INTERVENCIÓN</text:span></text:span></text:h>
      <text:h text:style-name="P4" text:outline-level="3"><text:span text:style-name="Strong_20_Emphasis"><text:span text:style-name="T1">📋 PLANTILLA COMPLETA DE INFORME.</text:span></text:span><text:span text:style-name="Strong_20_Emphasis"><text:span text:style-name="T5"> </text:span></text:span><text:span text:style-name="Strong_20_Emphasis"><text:span text:style-name="T6">OJO!!!!!! aportada en GIT. Esta es a modo de prototipo</text:span></text:span></text:h>
      <text:p text:style-name="P9"><text:span text:style-name="Strong_20_Emphasis"><text:span text:style-name="T6"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═══════════════════════════════════════════════════════════════════</text:p>
            <text:p text:style-name="Table_20_Contents"><text:s text:c="20"/>INFORME DE MANTENIMIENTO PREVENTIVO</text:p>
            <text:p text:style-name="Table_20_Contents"><text:s text:c="25"/>HP ProDesk 600 G5</text:p>
            <text:p text:style-name="Table_20_Contents">═══════════════════════════════════════════════════════════════════</text:p>
            <text:p text:style-name="Table_20_Contents"/>
            <text:p text:style-name="Table_20_Contents">📅 DATOS GENERALES</text:p>
            <text:p text:style-name="Table_20_Contents">───────────────────────────────────────────────────────────────────</text:p>
            <text:p text:style-name="Table_20_Contents">Fecha de intervención: ___/___/_______</text:p>
            <text:p text:style-name="Table_20_Contents">Hora de inicio: _______ <text:s/>Hora de finalización: _______</text:p>
            <text:p text:style-name="Table_20_Contents">Número de serie (S/N): ________________________________</text:p>
            <text:p text:style-name="Table_20_Contents">Product ID: _________________________________________</text:p>
            <text:p text:style-name="Table_20_Contents">Modelo: HP ProDesk 600 G5 □ MT <text:s/>□ SFF <text:s/>□ DM</text:p>
            <text:p text:style-name="Table_20_Contents">Tipo de mantenimiento: □ Preventivo <text:s/>□ Correctivo <text:s/>□ Ambos</text:p>
            <text:p text:style-name="Table_20_Contents">Técnico responsable: ________________________________</text:p>
            <text:p text:style-name="Table_20_Contents">Cliente/Departamento: _______________________________</text:p>
            <text:p text:style-name="Table_20_Contents"/>
            <text:p text:style-name="Table_20_Contents">───────────────────────────────────────────────────────────────────</text:p>
            <text:p text:style-name="Table_20_Contents">📦 ESPECIFICACIONES DEL HARDWARE (CPU-Z)</text:p>
            <text:p text:style-name="Table_20_Contents">───────────────────────────────────────────────────────────────────</text:p>
            <text:p text:style-name="Table_20_Contents">PROCESADOR:</text:p>
            <text:p text:style-name="Table_20_Contents"><text:s text:c="2"/>Modelo: _________________________________________</text:p>
            <text:p text:style-name="Table_20_Contents"><text:s text:c="2"/>Velocidad base: ________ GHz</text:p>
            <text:p text:style-name="Table_20_Contents"><text:s text:c="2"/>Núcleos/Hilos: ________ / ________</text:p>
            <text:p text:style-name="Table_20_Contents"><text:s text:c="2"/>TDP: ________ W</text:p>
            <text:p text:style-name="Table_20_Contents"><text:s text:c="2"/>Temperatura máxima: ________ °C</text:p>
            <text:p text:style-name="Table_20_Contents"/>
            <text:p text:style-name="Table_20_Contents">PLACA BASE:</text:p>
            <text:p text:style-name="Table_20_Contents"><text:s text:c="2"/>Modelo: _________________________________________</text:p>
            <text:p text:style-name="Table_20_Contents"><text:s text:c="2"/>Chipset: ________________________________________</text:p>
            <text:p text:style-name="Table_20_Contents"><text:s text:c="2"/>BIOS: ___________________________________________</text:p>
            <text:p text:style-name="Table_20_Contents"><text:s text:c="2"/>Versión BIOS: ___________________________________</text:p>
            <text:p text:style-name="Table_20_Contents"/>
            <text:p text:style-name="Table_20_Contents">MEMORIA RAM:</text:p>
            <text:p text:style-name="Table_20_Contents"><text:s text:c="2"/>Total instalada: ________ GB</text:p>
            <text:p text:style-name="Table_20_Contents"><text:s text:c="2"/>Tipo: DDR4-________ MHz</text:p>
            <text:p text:style-name="Table_20_Contents"><text:s text:c="2"/>Configuración:</text:p>
            <text:p text:style-name="Table_20_Contents"><text:s text:c="4"/>Slot 1: ________ GB - Fabricante: ______________</text:p>
            <text:p text:style-name="Table_20_Contents"><text:s text:c="4"/>Slot 2: ________ GB - Fabricante: ______________</text:p>
            <text:p text:style-name="Table_20_Contents"><text:s text:c="4"/>Slot 3: ________ GB - Fabricante: ______________</text:p>
            <text:p text:style-name="Table_20_Contents"><text:s text:c="4"/>Slot 4: ________ GB - Fabricante: ______________</text:p>
            <text:p text:style-name="Table_20_Contents"/>
            <text:p text:style-name="Table_20_Contents">ALMACENAMIENTO:</text:p>
            <text:p text:style-name="Table_20_Contents"><text:s text:c="2"/>Disco 1: ________________________________________</text:p>
            <text:p text:style-name="Table_20_Contents"><text:s text:c="4"/>Tipo: □ HDD <text:s/>□ SSD</text:p>
            <text:p text:style-name="Table_20_Contents"><text:s text:c="4"/>Capacidad: ________ GB</text:p>
            <text:p text:style-name="Table_20_Contents"><text:s text:c="4"/>Temperatura: ________ °C</text:p>
            <text:p text:style-name="Table_20_Contents"><text:s text:c="4"/>SMART Status: □ OK <text:s/>□ WARNING <text:s/>□ FAIL</text:p>
            <text:p text:style-name="Table_20_Contents"><text:soft-page-break/><text:s text:c="4"/>Power On Hours: ________ horas</text:p>
            <text:p text:style-name="Table_20_Contents"><text:s text:c="4"/></text:p>
            <text:p text:style-name="Table_20_Contents"><text:s text:c="2"/>Disco 2: ________________________________________</text:p>
            <text:p text:style-name="Table_20_Contents"><text:s text:c="4"/>Tipo: □ HDD <text:s/>□ SSD</text:p>
            <text:p text:style-name="Table_20_Contents"><text:s text:c="4"/>Capacidad: ________ GB</text:p>
            <text:p text:style-name="Table_20_Contents"><text:s text:c="4"/>Temperatura: ________ °C</text:p>
            <text:p text:style-name="Table_20_Contents"><text:s text:c="4"/>SMART Status: □ OK <text:s/>□ WARNING <text:s/>□ FAIL</text:p>
            <text:p text:style-name="Table_20_Contents"/>
            <text:p text:style-name="Table_20_Contents">TARJETA GRÁFICA:</text:p>
            <text:p text:style-name="Table_20_Contents"><text:s text:c="2"/>Modelo: _________________________________________</text:p>
            <text:p text:style-name="Table_20_Contents"><text:s text:c="2"/>Memoria de video: ________ MB</text:p>
            <text:p text:style-name="Table_20_Contents"/>
            <text:p text:style-name="Table_20_Contents">───────────────────────────────────────────────────────────────────</text:p>
            <text:p text:style-name="Table_20_Contents">🔍 DIAGNÓSTICO INICIAL (HWInfo64 - Pre-Mantenimiento)</text:p>
            <text:p text:style-name="Table_20_Contents">───────────────────────────────────────────────────────────────────</text:p>
            <text:p text:style-name="Table_20_Contents">TEMPERATURAS INICIALES:</text:p>
            <text:p text:style-name="Table_20_Contents"><text:s text:c="2"/>CPU Package: ________ °C</text:p>
            <text:p text:style-name="Table_20_Contents"><text:s text:c="2"/>CPU Core #0: ________ °C</text:p>
            <text:p text:style-name="Table_20_Contents"><text:s text:c="2"/>CPU Core #1: ________ °C</text:p>
            <text:p text:style-name="Table_20_Contents"><text:s text:c="2"/>CPU Core #2: ________ °C</text:p>
            <text:p text:style-name="Table_20_Contents"><text:s text:c="2"/>CPU Core #3: ________ °C</text:p>
            <text:p text:style-name="Table_20_Contents"><text:s text:c="2"/>Motherboard: ________ °C</text:p>
            <text:p text:style-name="Table_20_Contents"><text:s text:c="2"/>HDD/SSD: ________ °C</text:p>
            <text:p text:style-name="Table_20_Contents"><text:s text:c="2"/>VRM: ________ °C (si disponible)</text:p>
            <text:p text:style-name="Table_20_Contents"/>
            <text:p text:style-name="Table_20_Contents">VENTILADORES:</text:p>
            <text:p text:style-name="Table_20_Contents"><text:s text:c="2"/>CPU Fan: ________ RPM</text:p>
            <text:p text:style-name="Table_20_Contents"><text:s text:c="2"/>System Fan: ________ RPM</text:p>
            <text:p text:style-name="Table_20_Contents"/>
            <text:p text:style-name="Table_20_Contents">OBSERVACIONES INICIALES:</text:p>
            <text:p text:style-name="Table_20_Contents"><text:s text:c="2"/>□ Temperaturas elevadas (&gt;80°C)</text:p>
            <text:p text:style-name="Table_20_Contents"><text:s text:c="2"/>□ Ventiladores ruidosos</text:p>
            <text:p text:style-name="Table_20_Contents"><text:s text:c="2"/>□ Acumulación excesiva de polvo</text:p>
            <text:p text:style-name="Table_20_Contents"><text:s text:c="2"/>□ Pasta térmica seca/agrietada</text:p>
            <text:p text:style-name="Table_20_Contents"><text:s text:c="2"/>□ Discos con SMART warning</text:p>
            <text:p text:style-name="Table_20_Contents"><text:s text:c="2"/>□ Otro: ________________________________</text:p>
            <text:p text:style-name="Table_20_Contents"/>
            <text:p text:style-name="Table_20_Contents">───────────────────────────────────────────────────────────────────</text:p>
            <text:p text:style-name="Table_20_Contents">🛠️ TRABAJOS REALIZADOS</text:p>
            <text:p text:style-name="Table_20_Contents">───────────────────────────────────────────────────────────────────</text:p>
            <text:p text:style-name="Table_20_Contents">LIMPIEZA FÍSICA:</text:p>
            <text:p text:style-name="Table_20_Contents"><text:s text:c="2"/>□ Limpieza de ventiladores (CPU)</text:p>
            <text:p text:style-name="Table_20_Contents"><text:s text:c="2"/>□ Limpieza de ventiladores (Chasis)</text:p>
            <text:p text:style-name="Table_20_Contents"><text:s text:c="2"/>□ Limpieza de disipador</text:p>
            <text:p text:style-name="Table_20_Contents"><text:s text:c="2"/>□ Limpieza de fuente de poder</text:p>
            <text:p text:style-name="Table_20_Contents"><text:s text:c="2"/>□ Limpieza de rejillas de ventilación</text:p>
            <text:p text:style-name="Table_20_Contents"><text:s text:c="2"/>□ Limpieza de slots PCIe</text:p>
            <text:p text:style-name="Table_20_Contents"><text:s text:c="2"/>□ Limpieza de puertos USB</text:p>
            <text:p text:style-name="Table_20_Contents"><text:soft-page-break/><text:s text:c="2"/>□ Limpieza de módulos RAM</text:p>
            <text:p text:style-name="Table_20_Contents"><text:s text:c="2"/>□ Limpieza general del chasis</text:p>
            <text:p text:style-name="Table_20_Contents"/>
            <text:p text:style-name="Table_20_Contents">MANTENIMIENTO TÉRMICO:</text:p>
            <text:p text:style-name="Table_20_Contents"><text:s text:c="2"/>□ Remoción de pasta térmica antigua</text:p>
            <text:p text:style-name="Table_20_Contents"><text:s text:c="2"/>□ Limpieza de base del disipador</text:p>
            <text:p text:style-name="Table_20_Contents"><text:s text:c="2"/>□ Limpieza de IHS del procesador</text:p>
            <text:p text:style-name="Table_20_Contents"><text:s text:c="2"/>□ Aplicación de nueva pasta térmica</text:p>
            <text:p text:style-name="Table_20_Contents"><text:s text:c="4"/>Marca usada: ____________________</text:p>
            <text:p text:style-name="Table_20_Contents"><text:s text:c="4"/>Método: □ Gota central <text:s/>□ Espátula</text:p>
            <text:p text:style-name="Table_20_Contents"><text:s text:c="2"/></text:p>
            <text:p text:style-name="Table_20_Contents">REEMPLAZO DE COMPONENTES:</text:p>
            <text:p text:style-name="Table_20_Contents"><text:s text:c="2"/>□ Pasta térmica</text:p>
            <text:p text:style-name="Table_20_Contents"><text:s text:c="2"/>□ Ventilador CPU (Modelo: _________________)</text:p>
            <text:p text:style-name="Table_20_Contents"><text:s text:c="2"/>□ Ventilador chasis (Modelo: ______________)</text:p>
            <text:p text:style-name="Table_20_Contents"><text:s text:c="2"/>□ Otro: ________________________________</text:p>
            <text:p text:style-name="Table_20_Contents"/>
            <text:p text:style-name="Table_20_Contents">VERIFICACIÓN DE COMPONENTES:</text:p>
            <text:p text:style-name="Table_20_Contents"><text:s text:c="2"/>□ Inspección visual de placa base</text:p>
            <text:p text:style-name="Table_20_Contents"><text:s text:c="2"/>□ Verificación de condensadores</text:p>
            <text:p text:style-name="Table_20_Contents"><text:s text:c="2"/>□ Revisión de cables y conexiones</text:p>
            <text:p text:style-name="Table_20_Contents"><text:s text:c="2"/>□ Verificación de módulos RAM</text:p>
            <text:p text:style-name="Table_20_Contents"><text:s text:c="2"/>□ Verificación de discos duros/SSD</text:p>
            <text:p text:style-name="Table_20_Contents"><text:s text:c="2"/>□ Verificación de fuente de poder</text:p>
            <text:p text:style-name="Table_20_Contents"><text:s text:c="2"/>□ Verificación de ventiladores</text:p>
            <text:p text:style-name="Table_20_Contents"/>
            <text:p text:style-name="Table_20_Contents">PRUEBAS DE FUNCIONAMIENTO:</text:p>
            <text:p text:style-name="Table_20_Contents"><text:s text:c="2"/>□ Encendido exitoso</text:p>
            <text:p text:style-name="Table_20_Contents"><text:s text:c="2"/>□ Acceso a BIOS</text:p>
            <text:p text:style-name="Table_20_Contents"><text:s text:c="2"/>□ Verificación de temperaturas en BIOS</text:p>
            <text:p text:style-name="Table_20_Contents"><text:s text:c="2"/>□ Verificación de ventiladores en BIOS</text:p>
            <text:p text:style-name="Table_20_Contents"><text:s text:c="2"/>□ Detección de discos duros</text:p>
            <text:p text:style-name="Table_20_Contents"><text:s text:c="2"/>□ Detección de memoria RAM completa</text:p>
            <text:p text:style-name="Table_20_Contents"><text:s text:c="2"/>□ Prueba de estrés (duración: _____ min)</text:p>
            <text:p text:style-name="Table_20_Contents"><text:s text:c="2"/>□ Sin errores POST</text:p>
            <text:p text:style-name="Table_20_Contents"/>
            <text:p text:style-name="Table_20_Contents">───────────────────────────────────────────────────────────────────</text:p>
            <text:p text:style-name="Table_20_Contents">📊 RESULTADOS POST-MANTENIMIENTO (HWInfo64)</text:p>
            <text:p text:style-name="Table_20_Contents">───────────────────────────────────────────────────────────────────</text:p>
            <text:p text:style-name="Table_20_Contents">TEMPERATURAS FINALES:</text:p>
            <text:p text:style-name="Table_20_Contents"><text:s text:c="2"/>CPU Package: ________ °C (Idle) / ________ °C (Carga)</text:p>
            <text:p text:style-name="Table_20_Contents"><text:s text:c="2"/>CPU Core #0: ________ °C</text:p>
            <text:p text:style-name="Table_20_Contents"><text:s text:c="2"/>CPU Core #1: ________ °C</text:p>
            <text:p text:style-name="Table_20_Contents"><text:s text:c="2"/>CPU Core #2: ________ °C</text:p>
            <text:p text:style-name="Table_20_Contents"><text:s text:c="2"/>CPU Core #3: ________ °C</text:p>
            <text:p text:style-name="Table_20_Contents"><text:s text:c="2"/>Motherboard: ________ °C</text:p>
            <text:p text:style-name="Table_20_Contents"><text:s text:c="2"/>HDD/SSD: ________ °C</text:p>
            <text:p text:style-name="Table_20_Contents"><text:s text:c="2"/></text:p>
            <text:p text:style-name="Table_20_Contents">MEJORA OBTENIDA:</text:p>
            <text:p text:style-name="Table_20_Contents"><text:s text:c="2"/>Reducción de temperatura CPU: ________ °C</text:p>
            <text:p text:style-name="Table_20_Contents"><text:soft-page-break/><text:s text:c="2"/>Reducción de ruido: □ Sí <text:s/>□ No</text:p>
            <text:p text:style-name="Table_20_Contents"><text:s text:c="2"/>Mejora en flujo de aire: □ Sí <text:s/>□ No</text:p>
            <text:p text:style-name="Table_20_Contents"/>
            <text:p text:style-name="Table_20_Contents">VENTILADORES:</text:p>
            <text:p text:style-name="Table_20_Contents"><text:s text:c="2"/>CPU Fan: ________ RPM (Idle) / ________ RPM (Carga)</text:p>
            <text:p text:style-name="Table_20_Contents"><text:s text:c="2"/>System Fan: ________ RPM</text:p>
            <text:p text:style-name="Table_20_Contents"><text:s text:c="2"/>Estado: □ Normal <text:s/>□ Ruidoso <text:s/>□ Irregular</text:p>
            <text:p text:style-name="Table_20_Contents"/>
            <text:p text:style-name="Table_20_Contents">───────────────────────────────────────────────────────────────────</text:p>
            <text:p text:style-name="Table_20_Contents">⚠️ INCIDENCIAS ENCONTRADAS</text:p>
            <text:p text:style-name="Table_20_Contents">───────────────────────────────────────────────────────────────────</text:p>
            <text:p text:style-name="Table_20_Contents">□ Ninguna incidencia</text:p>
            <text:p text:style-name="Table_20_Contents"/>
            <text:p text:style-name="Table_20_Contents">□ Incidencias menores:</text:p>
            <text:p text:style-name="Table_20_Contents"><text:s text:c="2"/>___________________________________________________</text:p>
            <text:p text:style-name="Table_20_Contents"><text:s text:c="2"/>___________________________________________________</text:p>
            <text:p text:style-name="Table_20_Contents"/>
            <text:p text:style-name="Table_20_Contents">□ Incidencias graves (requieren atención inmediata):</text:p>
            <text:p text:style-name="Table_20_Contents"><text:s text:c="2"/>___________________________________________________</text:p>
            <text:p text:style-name="Table_20_Contents"><text:s text:c="2"/>___________________________________________________</text:p>
            <text:p text:style-name="Table_20_Contents"/>
            <text:p text:style-name="Table_20_Contents">□ Componentes a reemplazar (recomendados):</text:p>
            <text:p text:style-name="Table_20_Contents"><text:s text:c="2"/>___________________________________________________</text:p>
            <text:p text:style-name="Table_20_Contents"><text:s text:c="2"/>___________________________________________________</text:p>
            <text:p text:style-name="Table_20_Contents"/>
            <text:p text:style-name="Table_20_Contents">───────────────────────────────────────────────────────────────────</text:p>
            <text:p text:style-name="Table_20_Contents">💡 RECOMENDACIONES</text:p>
            <text:p text:style-name="Table_20_Contents">───────────────────────────────────────────────────────────────────</text:p>
            <text:p text:style-name="Table_20_Contents">INMEDIATAS:</text:p>
            <text:p text:style-name="Table_20_Contents"><text:s text:c="2"/>___________________________________________________</text:p>
            <text:p text:style-name="Table_20_Contents"><text:s text:c="2"/>___________________________________________________</text:p>
            <text:p text:style-name="Table_20_Contents"/>
            <text:p text:style-name="Table_20_Contents">A CORTO PLAZO (1-3 meses):</text:p>
            <text:p text:style-name="Table_20_Contents"><text:s text:c="2"/>___________________________________________________</text:p>
            <text:p text:style-name="Table_20_Contents"><text:s text:c="2"/>___________________________________________________</text:p>
            <text:p text:style-name="Table_20_Contents"/>
            <text:p text:style-name="Table_20_Contents">A LARGO PLAZO (6-12 meses):</text:p>
            <text:p text:style-name="Table_20_Contents"><text:s text:c="2"/>□ Próximo mantenimiento preventivo: ___/___/_______</text:p>
            <text:p text:style-name="Table_20_Contents"><text:s text:c="2"/>□ Monitoreo de temperaturas semanal</text:p>
            <text:p text:style-name="Table_20_Contents"><text:s text:c="2"/>□ Limpieza de filtros de polvo mensual</text:p>
            <text:p text:style-name="Table_20_Contents"><text:s text:c="2"/>□ Verificación de ventiladores</text:p>
            <text:p text:style-name="Table_20_Contents"><text:s text:c="2"/>□ Backup de datos importante</text:p>
            <text:p text:style-name="Table_20_Contents"><text:s text:c="2"/>___________________________________________________</text:p>
            <text:p text:style-name="Table_20_Contents"/>
            <text:p text:style-name="Table_20_Contents">───────────────────────────────────────────────────────────────────</text:p>
            <text:p text:style-name="Table_20_Contents">📎 ARCHIVOS ADJUNTOS</text:p>
            <text:p text:style-name="Table_20_Contents">────────────────────────────────────────────────────────<text:soft-page-break/>───────────</text:p>
            <text:p text:style-name="Table_20_Contents">□ Reporte CPU-Z: CPUZ_[S/N]_fecha.txt/html</text:p>
            <text:p text:style-name="Table_20_Contents">□ Reporte HWInfo64: HWInfo_[S/N]_fecha.csv</text:p>
            <text:p text:style-name="Table_20_Contents">□ Screenshots de temperaturas</text:p>
            <text:p text:style-name="Table_20_Contents">□ Fotos del estado físico (opcional)</text:p>
            <text:p text:style-name="Table_20_Contents">□ SMART data de discos duros</text:p>
            <text:p text:style-name="Table_20_Contents"/>
            <text:p text:style-name="Table_20_Contents">───────────────────────────────────────────────────────────────────</text:p>
            <text:p text:style-name="Table_20_Contents">✅ VALIDACIÓN</text:p>
            <text:p text:style-name="Table_20_Contents">───────────────────────────────────────────────────────────────────</text:p>
            <text:p text:style-name="Table_20_Contents">El equipo ha sido probado y funciona correctamente.</text:p>
            <text:p text:style-name="Table_20_Contents">Todas las temperaturas están dentro de rangos normales.</text:p>
            <text:p text:style-name="Table_20_Contents">No se detectaron errores de hardware.</text:p>
            <text:p text:style-name="Table_20_Contents"/>
            <text:p text:style-name="Table_20_Contents">Firma del técnico: _________________________</text:p>
            <text:p text:style-name="Table_20_Contents">Nombre: ___________________________________</text:p>
            <text:p text:style-name="Table_20_Contents">Fecha: ___/___/_______</text:p>
            <text:p text:style-name="Table_20_Contents"/>
            <text:p text:style-name="Table_20_Contents">Recibí conforme: __________________________</text:p>
            <text:p text:style-name="Table_20_Contents">Nombre del cliente: _______________________</text:p>
            <text:p text:style-name="Table_20_Contents">Fecha: ___/___/_______</text:p>
            <text:p text:style-name="Table_20_Contents"/>
            <text:p text:style-name="Table_20_Contents">═══════════════════════════════════════════════════════════════════</text:p>
          </table:table-cell>
        </table:table-row>
      </table:table>
      <text:p text:style-name="P8"/>
      <text:p text:style-name="P9"/>
      <text:h text:style-name="P4" text:outline-level="3"><draw:frame draw:style-name="fr2" draw:name="Marco299" text:anchor-type="char" svg:x="0cm" svg:width="0.041cm" draw:z-index="26"><draw:text-box fo:min-height="107.976cm"><text:p text:style-name="P6"><draw:frame draw:style-name="fr1" draw:name="Marco301" text:anchor-type="char" svg:width="0.041cm" draw:z-index="28"><draw:text-box fo:min-height="0.041cm"><text:p text:style-name="P6"/></draw:text-box></draw:frame><draw:frame draw:style-name="fr1" draw:name="Marco300" text:anchor-type="char" svg:width="0.041cm" draw:z-index="27"><draw:text-box fo:min-height="107.976cm"><text:p text:style-name="P6"/></draw:text-box></draw:frame></text:p></draw:text-box></draw:frame><text:span text:style-name="Strong_20_Emphasis"><text:span text:style-name="T1">💾 GENERAR PDF DEL INFORME</text:span></text:span></text:h>
      <text:p text:style-name="P6"><text:span text:style-name="Strong_20_Emphasis"><text:span text:style-name="T1">Opción 1: Usar la aplicación web proporcionada</text:span></text:span></text:p>
      <text:list text:style-name="L53">
        <text:list-item>
          <text:p text:style-name="P163"><text:span text:style-name="T1">Abre el archivo </text:span><text:span text:style-name="Source_20_Text"><text:span text:style-name="T1">informe_mantenimiento.html</text:span></text:span></text:p>
        </text:list-item>
        <text:list-item>
          <text:p text:style-name="P71">Rellena todos los campos</text:p>
        </text:list-item>
        <text:list-item>
          <text:p text:style-name="P71">Click en "📄 Generar Informe PDF"</text:p>
        </text:list-item>
        <text:list-item>
          <text:p text:style-name="P72">Se descargará automáticamente</text:p>
        </text:list-item>
      </text:list>
      <text:p text:style-name="P6"><text:span text:style-name="Strong_20_Emphasis"><text:span text:style-name="T1">Opción 2: Word/Google Docs</text:span></text:span></text:p>
      <text:list text:style-name="L54">
        <text:list-item>
          <text:p text:style-name="P73">Copia la plantilla anterior</text:p>
        </text:list-item>
        <text:list-item>
          <text:p text:style-name="P73">Pega en Word o Google Docs</text:p>
        </text:list-item>
        <text:list-item>
          <text:p text:style-name="P73">Rellena los datos</text:p>
        </text:list-item>
        <text:list-item>
          <text:p text:style-name="P74">Exporta como PDF</text:p>
        </text:list-item>
      </text:list>
      <text:p text:style-name="P6"><text:span text:style-name="Strong_20_Emphasis"><text:span text:style-name="T1">Opción 3: Formulario impreso</text:span></text:span></text:p>
      <text:list text:style-name="L55">
        <text:list-item>
          <text:p text:style-name="P75">Imprime la plantilla</text:p>
        </text:list-item>
        <text:list-item>
          <text:p text:style-name="P75">Rellena a mano</text:p>
        </text:list-item>
        <text:list-item>
          <text:p text:style-name="P76">Escanea o fotografía</text:p>
        </text:list-item>
      </text:list>
      <text:p text:style-name="Horizontal_20_Line"/>
      <text:h text:style-name="P2" text:outline-level="2"><text:span text:style-name="T1">📚 </text:span><text:span text:style-name="Strong_20_Emphasis"><text:span text:style-name="T1">RECURSOS ADICIONALES Y ENLACES ÚTILES</text:span></text:span></text:h>
      <text:h text:style-name="P4" text:outline-level="3"><text:span text:style-name="Strong_20_Emphasis"><text:span text:style-name="T1">Manuales y Documentación:</text:span></text:span></text:h>
      <text:list text:style-name="L56">
        <text:list-item>
          <text:p text:style-name="P77">HP ProDesk 600 G5 MT Manual: https://h10032.www1.hp.com/ctg/Manual/c06441564.pdf </text:p>
          <text:p text:style-name="P77">HP</text:p>
        </text:list-item>
        <text:list-item>
          <text:p text:style-name="P77">HP Support General: https://support.hp.com/ </text:p>
          <text:p text:style-name="P78">HP</text:p>
        </text:list-item>
      </text:list>
      <text:h text:style-name="P4" text:outline-level="3"><text:span text:style-name="Strong_20_Emphasis"><text:span text:style-name="T1">Software de Diagnóstico:</text:span></text:span></text:h>
      <text:list text:style-name="L57">
        <text:list-item>
          <text:p text:style-name="P164"><text:span text:style-name="Strong_20_Emphasis"><text:span text:style-name="T1">Sergei Strelec</text:span></text:span><text:span text:style-name="T1">: https://sergeistrelec.name/ </text:span></text:p>
          <text:p text:style-name="P79">sergeistrelec.name</text:p>
        </text:list-item>
        <text:list-item>
          <text:p text:style-name="P164"><text:span text:style-name="Strong_20_Emphasis"><text:span text:style-name="T1">CPU-Z</text:span></text:span><text:span text:style-name="T1">: https://www.cpuid.com/softwares/cpu-z.html </text:span></text:p>
          <text:p text:style-name="P79">www.cpuid.com</text:p>
          <text:p text:style-name="P79">www.cpuid.com</text:p>
        </text:list-item>
        <text:list-item>
          <text:p text:style-name="P164"><text:span text:style-name="Strong_20_Emphasis"><text:span text:style-name="T1">HWInfo64</text:span></text:span><text:span text:style-name="T1">: https://www.hwinfo.com/ </text:span></text:p>
          <text:p text:style-name="P79">www.hwinfo.com</text:p>
          <text:p text:style-name="P79">www.profesionalreview.com</text:p>
        </text:list-item>
        <text:list-item>
          <text:p text:style-name="P164"><text:span text:style-name="Strong_20_Emphasis"><text:span text:style-name="T1">Rufus</text:span></text:span><text:span text:style-name="T1">: https://rufus.ie/ </text:span></text:p>
          <text:p text:style-name="P80">rufus.ie</text:p>
        </text:list-item>
      </text:list>
      <text:h text:style-name="P4" text:outline-level="3"><text:span text:style-name="Strong_20_Emphasis"><text:span text:style-name="T1">Herramientas Adicionales Recomendadas:</text:span></text:span></text:h>
      <text:list text:style-name="L58">
        <text:list-item>
          <text:p text:style-name="P165"><text:span text:style-name="Strong_20_Emphasis"><text:span text:style-name="T1">CrystalDiskInfo</text:span></text:span><text:span text:style-name="T1"> (SMART discos): https://crystalmark.info/</text:span></text:p>
        </text:list-item>
        <text:list-item>
          <text:p text:style-name="P165"><text:span text:style-name="Strong_20_Emphasis"><text:span text:style-name="T1">MemTest86</text:span></text:span><text:span text:style-name="T1"> (test de RAM): https://www.memtest86.com/</text:span></text:p>
        </text:list-item>
        <text:list-item>
          <text:p text:style-name="P165"><text:soft-page-break/><text:span text:style-name="Strong_20_Emphasis"><text:span text:style-name="T1">Prime95</text:span></text:span><text:span text:style-name="T1"> (estrés CPU): https://www.mersenne.org/download/</text:span></text:p>
        </text:list-item>
        <text:list-item>
          <text:p text:style-name="P166"><text:span text:style-name="Strong_20_Emphasis"><text:span text:style-name="T1">FurMark</text:span></text:span><text:span text:style-name="T1"> (estrés GPU): https://geeks3d.com/furmark/</text:span></text:p>
        </text:list-item>
      </text:list>
      <text:h text:style-name="P4" text:outline-level="3"><text:span text:style-name="Strong_20_Emphasis"><text:span text:style-name="T1">Pasta Térmica Recomendada:</text:span></text:span></text:h>
      <text:list text:style-name="L59">
        <text:list-item>
          <text:p text:style-name="P167"><text:span text:style-name="Strong_20_Emphasis"><text:span text:style-name="T1">Arctic MX-6</text:span></text:span><text:span text:style-name="T1">: Mejor relación calidad-precio </text:span></text:p>
          <text:p text:style-name="P81">www.hd-tecnologia.com</text:p>
          <text:p text:style-name="P81">pctechtrove.com</text:p>
        </text:list-item>
        <text:list-item>
          <text:p text:style-name="P167"><text:span text:style-name="Strong_20_Emphasis"><text:span text:style-name="T1">Noctua NT-H1</text:span></text:span><text:span text:style-name="T1">: Excelente durabilidad </text:span></text:p>
          <text:p text:style-name="P81">www.facebook.com</text:p>
          <text:p text:style-name="P81">www.lavanguardia.com</text:p>
        </text:list-item>
        <text:list-item>
          <text:p text:style-name="P167"><text:span text:style-name="Strong_20_Emphasis"><text:span text:style-name="T1">Thermal Grizzly Kryonaut</text:span></text:span><text:span text:style-name="T1">: Máximo rendimiento </text:span></text:p>
          <text:p text:style-name="P82">pctechtrove.com</text:p>
        </text:list-item>
      </text:list>
      <text:h text:style-name="P4" text:outline-level="3"><text:span text:style-name="Strong_20_Emphasis"><text:span text:style-name="T1">Tutoriales en Video:</text:span></text:span></text:h>
      <text:list text:style-name="L60">
        <text:list-item>
          <text:p text:style-name="P83">Cómo usar CPU-Z: https://www.reparacionportatilesmadrid.net/como-usar-cpu-z.html </text:p>
          <text:p text:style-name="P83">www.reparacionportatilesmadrid.net</text:p>
        </text:list-item>
        <text:list-item>
          <text:p text:style-name="P83">HWInfo64 tutorial: https://www.profesionalreview.com/guias/hwinfo64/ </text:p>
          <text:p text:style-name="P83">www.profesionalreview.com</text:p>
        </text:list-item>
        <text:list-item>
          <text:p text:style-name="P83">Crear USB booteable con Rufus: https://ubuntu.com/tutorials/create-a-usb-stick-on-windows </text:p>
          <text:p text:style-name="P84">ubuntu.com</text:p>
        </text:list-item>
      </text:list>
      <text:p text:style-name="Horizontal_20_Line"/>
      <text:h text:style-name="P2" text:outline-level="2"><text:span text:style-name="T1">⚠️ </text:span><text:span text:style-name="Strong_20_Emphasis"><text:span text:style-name="T1">NOTAS FINALES IMPORTANTES</text:span></text:span></text:h>
      <text:list text:style-name="L61">
        <text:list-item>
          <text:p text:style-name="P168"><text:span text:style-name="Strong_20_Emphasis"><text:span text:style-name="T1">SIEMPRE</text:span></text:span><text:span text:style-name="T1"> desconecta el equipo antes de abrirlo</text:span></text:p>
        </text:list-item>
        <text:list-item>
          <text:p text:style-name="P168"><text:span text:style-name="Strong_20_Emphasis"><text:span text:style-name="T1">NUNCA</text:span></text:span><text:span text:style-name="T1"> toques componentes sin protección antiestática</text:span></text:p>
        </text:list-item>
        <text:list-item>
          <text:p text:style-name="P168"><text:span text:style-name="Strong_20_Emphasis"><text:span text:style-name="T1">SIEMPRE</text:span></text:span><text:span text:style-name="T1"> verifica temperaturas antes y después</text:span></text:p>
        </text:list-item>
        <text:list-item>
          <text:p text:style-name="P168"><text:span text:style-name="Strong_20_Emphasis"><text:span text:style-name="T1">NUNCA</text:span></text:span><text:span text:style-name="T1"> uses fuerza excesiva al desmontar</text:span></text:p>
        </text:list-item>
        <text:list-item>
          <text:p text:style-name="P168"><text:span text:style-name="Strong_20_Emphasis"><text:span text:style-name="T1">SIEMPRE</text:span></text:span><text:span text:style-name="T1"> documenta todo con screenshots y fotos</text:span></text:p>
        </text:list-item>
        <text:list-item>
          <text:p text:style-name="P168"><text:span text:style-name="Strong_20_Emphasis"><text:span text:style-name="T1">NUNCA</text:span></text:span><text:span text:style-name="T1"> dejes el panel abierto durante pruebas prolongadas</text:span></text:p>
        </text:list-item>
        <text:list-item>
          <text:p text:style-name="P168"><text:span text:style-name="Strong_20_Emphasis"><text:span text:style-name="T1">SIEMPRE</text:span></text:span><text:span text:style-name="T1"> prueba el equipo antes de entregarlo</text:span></text:p>
        </text:list-item>
        <text:list-item>
          <text:p text:style-name="P169"><text:span text:style-name="Strong_20_Emphasis"><text:span text:style-name="T1">NUNCA</text:span></text:span><text:span text:style-name="T1"> omitas la verificación de SMART de discos</text:span></text:p>
        </text:list-item>
      </text:list>
      <text:p text:style-name="Horizontal_20_Line"/>
      <text:h text:style-name="P2" text:outline-level="2"><text:span text:style-name="T1">🎯 </text:span><text:span text:style-name="Strong_20_Emphasis"><text:span text:style-name="T1">CHECKLIST RÁPIDO DE VERIFICACIÓN FINAL</text:span></text:span></text:h>
      <text:p text:style-name="Horizontal_20_Line"><draw:frame draw:style-name="fr2" draw:name="Marco330" text:anchor-type="char" svg:x="0cm" svg:width="0.041cm" draw:z-index="56"><draw:text-box fo:min-height="9.446cm"><text:p text:style-name="P6"><draw:frame draw:style-name="fr1" draw:name="Marco332" text:anchor-type="char" svg:width="0.041cm" draw:z-index="58"><draw:text-box fo:min-height="0.041cm"><text:p text:style-name="P6"><draw:frame draw:style-name="fr1" draw:name="Marco333" text:anchor-type="char" svg:width="0.041cm" draw:z-index="59"><draw:text-box fo:min-height="0.041cm"><text:p text:style-name="P6"/></draw:text-box></draw:frame></text:p></draw:text-box></draw:frame><draw:frame draw:style-name="fr1" draw:name="Marco331" text:anchor-type="char" svg:width="0.041cm" draw:z-index="57"><draw:text-box fo:min-height="9.446cm"><text:p text:style-name="P6"/></draw:text-box></draw:frame></text:p></draw:text-box></draw:frame><draw:frame draw:style-name="fr2" draw:name="Marco324" text:anchor-type="char" svg:x="0.847cm" svg:width="19.42cm" draw:z-index="50"><draw:text-box fo:min-height="9.446cm"><draw:frame draw:style-name="fr4" draw:name="Marco328" text:anchor-type="frame" svg:x="0cm" svg:y="0cm" svg:width="0.37cm" draw:z-index="51"><draw:text-box fo:min-height="9.446cm"><text:p text:style-name="P6"/></draw:text-box></draw:frame><draw:frame draw:style-name="fr4" draw:name="Marco325" text:anchor-type="frame" svg:x="0cm" svg:y="0cm" svg:width="0.041cm" draw:z-index="52"><draw:text-box fo:min-height="0.041cm"><text:p text:style-name="P6"/></draw:text-box></draw:frame><text:p text:style-name="P6"><draw:frame draw:style-name="fr2" draw:name="Marco326" text:anchor-type="char" svg:x="0cm" svg:width="19.42cm" draw:z-index="53"><draw:text-box fo:min-height="0.159cm"><draw:frame draw:style-name="fr4" draw:name="Marco327" text:anchor-type="frame" svg:x="0cm" svg:y="0cm" svg:width="19.42cm" draw:z-index="54"><draw:text-box fo:min-height="0.159cm"><text:p text:style-name="P6"/></draw:text-box></draw:frame><text:p text:style-name="P6"/></draw:text-box></draw:frame></text:p></draw:text-box></draw:frame><draw:frame draw:style-name="fr1" draw:name="Marco304" text:anchor-type="char" svg:width="0.847cm" draw:z-index="30"><draw:text-box fo:min-height="9.446cm"><draw:frame draw:style-name="fr4" draw:name="Marco305" text:anchor-type="frame" svg:x="0cm" svg:y="0cm" svg:width="0.847cm" draw:z-index="31"><draw:text-box fo:min-height="0.503cm"><text:p text:style-name="P6"/></draw:text-box></draw:frame><text:p text:style-name="P6"><draw:frame draw:style-name="fr5" draw:name="Marco306" text:anchor-type="char" svg:x="0cm" svg:width="0.423cm" draw:z-index="49"><draw:text-box fo:min-height="0.041cm"><text:p text:style-name="P91">1</text:p></draw:text-box></draw:frame><draw:frame draw:style-name="fr5" draw:name="Marco307" text:anchor-type="char" svg:x="0cm" svg:width="0.423cm" draw:z-index="48"><draw:text-box fo:min-height="0.041cm"><text:p text:style-name="P91">2</text:p></draw:text-box></draw:frame><draw:frame draw:style-name="fr5" draw:name="Marco308" text:anchor-type="char" svg:x="0cm" svg:width="0.423cm" draw:z-index="47"><draw:text-box fo:min-height="0.041cm"><text:p text:style-name="P91">3</text:p></draw:text-box></draw:frame><draw:frame draw:style-name="fr5" draw:name="Marco309" text:anchor-type="char" svg:x="0cm" svg:width="0.423cm" draw:z-index="46"><draw:text-box fo:min-height="0.041cm"><text:p text:style-name="P91">4</text:p></draw:text-box></draw:frame><draw:frame draw:style-name="fr5" draw:name="Marco310" text:anchor-type="char" svg:x="0cm" svg:width="0.423cm" draw:z-index="45"><draw:text-box fo:min-height="0.041cm"><text:p text:style-name="P91">5</text:p></draw:text-box></draw:frame><draw:frame draw:style-name="fr5" draw:name="Marco311" text:anchor-type="char" svg:x="0cm" svg:width="0.423cm" draw:z-index="44"><draw:text-box fo:min-height="0.041cm"><text:p text:style-name="P91">6</text:p></draw:text-box></draw:frame><draw:frame draw:style-name="fr5" draw:name="Marco312" text:anchor-type="char" svg:x="0cm" svg:width="0.423cm" draw:z-index="43"><draw:text-box fo:min-height="0.041cm"><text:p text:style-name="P91">7</text:p></draw:text-box></draw:frame><draw:frame draw:style-name="fr5" draw:name="Marco313" text:anchor-type="char" svg:x="0cm" svg:width="0.423cm" draw:z-index="42"><draw:text-box fo:min-height="0.041cm"><text:p text:style-name="P91">8</text:p></draw:text-box></draw:frame><draw:frame draw:style-name="fr5" draw:name="Marco314" text:anchor-type="char" svg:x="0cm" svg:width="0.423cm" draw:z-index="41"><draw:text-box fo:min-height="0.041cm"><text:p text:style-name="P91">9</text:p></draw:text-box></draw:frame><draw:frame draw:style-name="fr5" draw:name="Marco315" text:anchor-type="char" svg:x="0cm" svg:width="0.423cm" draw:z-index="40"><draw:text-box fo:min-height="0.041cm"><text:p text:style-name="P91">10</text:p></draw:text-box></draw:frame><draw:frame draw:style-name="fr5" draw:name="Marco316" text:anchor-type="char" svg:x="0cm" svg:width="0.423cm" draw:z-index="39"><draw:text-box fo:min-height="0.041cm"><text:p text:style-name="P91">11</text:p></draw:text-box></draw:frame><draw:frame draw:style-name="fr5" draw:name="Marco317" text:anchor-type="char" svg:x="0cm" svg:width="0.423cm" draw:z-index="38"><draw:text-box fo:min-height="0.041cm"><text:p text:style-name="P91">12</text:p></draw:text-box></draw:frame><draw:frame draw:style-name="fr5" draw:name="Marco318" text:anchor-type="char" svg:x="0cm" svg:width="0.423cm" draw:z-index="37"><draw:text-box fo:min-height="0.041cm"><text:p text:style-name="P91">13</text:p></draw:text-box></draw:frame><draw:frame draw:style-name="fr5" draw:name="Marco319" text:anchor-type="char" svg:x="0cm" svg:width="0.423cm" draw:z-index="36"><draw:text-box fo:min-height="0.041cm"><text:p text:style-name="P91">14</text:p></draw:text-box></draw:frame><draw:frame draw:style-name="fr5" draw:name="Marco320" text:anchor-type="char" svg:x="0cm" svg:width="0.423cm" draw:z-index="35"><draw:text-box fo:min-height="0.041cm"><text:p text:style-name="P91">15</text:p></draw:text-box></draw:frame><draw:frame draw:style-name="fr5" draw:name="Marco321" text:anchor-type="char" svg:x="0cm" svg:width="0.423cm" draw:z-index="34"><draw:text-box fo:min-height="0.041cm"><text:p text:style-name="P91">16</text:p></draw:text-box></draw:frame><draw:frame draw:style-name="fr5" draw:name="Marco322" text:anchor-type="char" svg:x="0cm" svg:width="0.423cm" draw:z-index="33"><draw:text-box fo:min-height="0.041cm"><text:p text:style-name="P91">17</text:p></draw:text-box></draw:frame><draw:frame draw:style-name="fr5" draw:name="Marco323" text:anchor-type="char" svg:x="0cm" svg:width="0.423cm" draw:z-index="32"><draw:text-box fo:min-height="0.041cm"><text:p text:style-name="P91">18</text:p></draw:text-box></draw:frame></text:p></draw:text-box></draw:frame></text:p>
      <text:p text:style-name="P7"><text:span text:style-name="Strong_20_Emphasis"><text:span text:style-name="T1">✅ ¡MANTENIMIENTO COMPLETADO!</text:span></text:span></text:p>
      <text:p text:style-name="P24">Si seguiste todos los pasos, tu HP ProDesk 600 G5 debería funcionar de manera óptima con temperaturas reducidas y mayor vida útil.</text:p>
      <text:p text:style-name="P6"><text:span text:style-name="Strong_20_Emphasis"><text:span text:style-name="T1">¿Necesitas ayuda adicional?</text:span></text:span></text:p>
      <text:list text:style-name="L62">
        <text:list-item>
          <text:p text:style-name="P85">Revisa el manual de servicio oficial</text:p>
        </text:list-item>
        <text:list-item>
          <text:p text:style-name="P85">Consulta la documentación de cada software</text:p>
        </text:list-item>
        <text:list-item>
          <text:p text:style-name="P86"><text:soft-page-break/>Contacta a soporte técnico si encuentras incidencias graves</text:p>
        </text:list-item>
      </text:list>
      <text:p text:style-name="P7"><text:span text:style-name="Strong_20_Emphasis"><text:span text:style-name="T1">📅 Próximo mantenimiento recomendado: 12 meses</text:span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12:21:59.403454193</meta:creation-date>
    <dc:date>2026-04-17T12:40:00.908061623</dc:date>
    <meta:editing-duration>PT7M49S</meta:editing-duration>
    <meta:editing-cycles>2</meta:editing-cycles>
    <meta:generator>LibreOffice/24.2.2.2$Linux_X86_64 LibreOffice_project/d56cc158d8a96260b836f100ef4b4ef25d6f1a01</meta:generator>
    <meta:print-date>2026-04-17T12:39:31.255345634</meta:print-date>
    <meta:printed-by>Archivos PDF</meta:printed-by>
    <meta:document-statistic meta:table-count="2" meta:image-count="0" meta:object-count="0" meta:page-count="23" meta:paragraph-count="789" meta:word-count="3782" meta:character-count="25737" meta:non-whitespace-character-count="22831"/>
  </office:meta>
</office:document-meta>
</file>